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image/gif" manifest:full-path="Object 1/Pictures/100002000000000A0000000A1F4FBE6C.gif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9cm" svg:height="8.999cm" svg:x="3.42cm" svg:y="0.1cm">
            <draw:object draw:notify-on-update-of-ranges="Tabelle1.A2:Tabelle1.A826 Tabelle1.B1:Tabelle1.B1 Tabelle1.B2:Tabelle1.B8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Difference to the foregoing value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A4]-[.A3]" office:value-type="float" office:value="1">
            <text:p>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f:=[.A5]-[.A4]" office:value-type="float" office:value="1">
            <text:p>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[.A6]-[.A5]" office:value-type="float" office:value="1">
            <text:p>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formula="of:=[.A7]-[.A6]" office:value-type="float" office:value="1">
            <text:p>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f:=[.A8]-[.A7]" office:value-type="float" office:value="1">
            <text:p>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formula="of:=[.A9]-[.A8]" office:value-type="float" office:value="1">
            <text:p>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formula="of:=[.A10]-[.A9]" office:value-type="float" office:value="1">
            <text:p>1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f:=[.A11]-[.A10]" office:value-type="float" office:value="1">
            <text:p>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formula="of:=[.A12]-[.A11]" office:value-type="float" office:value="1">
            <text:p>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formula="of:=[.A13]-[.A12]" office:value-type="float" office:value="1">
            <text:p>1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f:=[.A14]-[.A13]" office:value-type="float" office:value="1">
            <text:p>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formula="of:=[.A15]-[.A14]" office:value-type="float" office:value="1">
            <text:p>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[.A16]-[.A15]" office:value-type="float" office:value="1">
            <text:p>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f:=[.A17]-[.A16]" office:value-type="float" office:value="1">
            <text:p>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formula="of:=[.A18]-[.A17]" office:value-type="float" office:value="1">
            <text:p>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formula="of:=[.A19]-[.A18]" office:value-type="float" office:value="1">
            <text:p>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f:=[.A20]-[.A19]" office:value-type="float" office:value="1">
            <text:p>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formula="of:=[.A21]-[.A20]" office:value-type="float" office:value="1">
            <text:p>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[.A22]-[.A21]" office:value-type="float" office:value="1">
            <text:p>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f:=[.A23]-[.A22]" office:value-type="float" office:value="1">
            <text:p>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formula="of:=[.A24]-[.A23]" office:value-type="float" office:value="1">
            <text:p>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[.A25]-[.A24]" office:value-type="float" office:value="1">
            <text:p>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[.A26]-[.A25]" office:value-type="float" office:value="1">
            <text:p>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f:=[.A27]-[.A26]" office:value-type="float" office:value="1">
            <text:p>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[.A28]-[.A27]" office:value-type="float" office:value="1">
            <text:p>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f:=[.A29]-[.A28]" office:value-type="float" office:value="1">
            <text:p>1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formula="of:=[.A30]-[.A29]" office:value-type="float" office:value="1">
            <text:p>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formula="of:=[.A31]-[.A30]" office:value-type="float" office:value="1">
            <text:p>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f:=[.A32]-[.A31]" office:value-type="float" office:value="1">
            <text:p>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formula="of:=[.A33]-[.A32]" office:value-type="float" office:value="1">
            <text:p>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f:=[.A34]-[.A33]" office:value-type="float" office:value="1">
            <text:p>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[.A35]-[.A34]" office:value-type="float" office:value="1">
            <text:p>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[.A36]-[.A35]" office:value-type="float" office:value="1">
            <text:p>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f:=[.A37]-[.A36]" office:value-type="float" office:value="1">
            <text:p>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[.A38]-[.A37]" office:value-type="float" office:value="1">
            <text:p>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[.A39]-[.A38]" office:value-type="float" office:value="1">
            <text:p>1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formula="of:=[.A40]-[.A39]" office:value-type="float" office:value="1">
            <text:p>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f:=[.A41]-[.A40]" office:value-type="float" office:value="1">
            <text:p>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formula="of:=[.A42]-[.A41]" office:value-type="float" office:value="1">
            <text:p>1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formula="of:=[.A43]-[.A42]" office:value-type="float" office:value="1">
            <text:p>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f:=[.A44]-[.A43]" office:value-type="float" office:value="1">
            <text:p>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formula="of:=[.A45]-[.A44]" office:value-type="float" office:value="1">
            <text:p>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formula="of:=[.A46]-[.A45]" office:value-type="float" office:value="1">
            <text:p>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f:=[.A47]-[.A46]" office:value-type="float" office:value="1">
            <text:p>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f:=[.A48]-[.A47]" office:value-type="float" office:value="1">
            <text:p>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formula="of:=[.A49]-[.A48]" office:value-type="float" office:value="1">
            <text:p>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f:=[.A50]-[.A49]" office:value-type="float" office:value="1">
            <text:p>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formula="of:=[.A51]-[.A50]" office:value-type="float" office:value="1">
            <text:p>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formula="of:=[.A52]-[.A51]" office:value-type="float" office:value="1">
            <text:p>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formula="of:=[.A53]-[.A52]" office:value-type="float" office:value="1">
            <text:p>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formula="of:=[.A54]-[.A53]" office:value-type="float" office:value="1">
            <text:p>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formula="of:=[.A55]-[.A54]" office:value-type="float" office:value="1">
            <text:p>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formula="of:=[.A56]-[.A55]" office:value-type="float" office:value="1">
            <text:p>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formula="of:=[.A57]-[.A56]" office:value-type="float" office:value="1">
            <text:p>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formula="of:=[.A58]-[.A57]" office:value-type="float" office:value="1">
            <text:p>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formula="of:=[.A59]-[.A58]" office:value-type="float" office:value="1">
            <text:p>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formula="of:=[.A60]-[.A59]" office:value-type="float" office:value="1">
            <text:p>1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formula="of:=[.A61]-[.A60]" office:value-type="float" office:value="1">
            <text:p>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formula="of:=[.A62]-[.A61]" office:value-type="float" office:value="1">
            <text:p>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formula="of:=[.A63]-[.A62]" office:value-type="float" office:value="1">
            <text:p>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formula="of:=[.A64]-[.A63]" office:value-type="float" office:value="1">
            <text:p>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formula="of:=[.A65]-[.A64]" office:value-type="float" office:value="1">
            <text:p>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formula="of:=[.A66]-[.A65]" office:value-type="float" office:value="1">
            <text:p>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formula="of:=[.A67]-[.A66]" office:value-type="float" office:value="1">
            <text:p>1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formula="of:=[.A68]-[.A67]" office:value-type="float" office:value="1">
            <text:p>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formula="of:=[.A69]-[.A68]" office:value-type="float" office:value="1">
            <text:p>1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[.A70]-[.A69]" office:value-type="float" office:value="1">
            <text:p>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formula="of:=[.A71]-[.A70]" office:value-type="float" office:value="1">
            <text:p>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formula="of:=[.A72]-[.A71]" office:value-type="float" office:value="1">
            <text:p>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formula="of:=[.A73]-[.A72]" office:value-type="float" office:value="1">
            <text:p>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f:=[.A74]-[.A73]" office:value-type="float" office:value="1">
            <text:p>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formula="of:=[.A75]-[.A74]" office:value-type="float" office:value="1">
            <text:p>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formula="of:=[.A76]-[.A75]" office:value-type="float" office:value="1">
            <text:p>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formula="of:=[.A77]-[.A76]" office:value-type="float" office:value="1">
            <text:p>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f:=[.A78]-[.A77]" office:value-type="float" office:value="1">
            <text:p>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f:=[.A79]-[.A78]" office:value-type="float" office:value="1">
            <text:p>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formula="of:=[.A80]-[.A79]" office:value-type="float" office:value="1">
            <text:p>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formula="of:=[.A81]-[.A80]" office:value-type="float" office:value="1">
            <text:p>1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formula="of:=[.A82]-[.A81]" office:value-type="float" office:value="1">
            <text:p>1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formula="of:=[.A83]-[.A82]" office:value-type="float" office:value="1">
            <text:p>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formula="of:=[.A84]-[.A83]" office:value-type="float" office:value="1">
            <text:p>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formula="of:=[.A85]-[.A84]" office:value-type="float" office:value="1">
            <text:p>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[.A86]-[.A85]" office:value-type="float" office:value="1">
            <text:p>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formula="of:=[.A87]-[.A86]"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[.A88]-[.A87]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formula="of:=[.A89]-[.A88]" office:value-type="float" office:value="1">
            <text:p>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formula="of:=[.A90]-[.A89]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formula="of:=[.A91]-[.A90]" office:value-type="float" office:value="1">
            <text:p>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formula="of:=[.A92]-[.A91]" office:value-type="float" office:value="1">
            <text:p>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formula="of:=[.A93]-[.A92]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formula="of:=[.A94]-[.A93]" office:value-type="float" office:value="1">
            <text:p>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formula="of:=[.A95]-[.A94]" office:value-type="float" office:value="1">
            <text:p>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formula="of:=[.A96]-[.A95]" office:value-type="float" office:value="1">
            <text:p>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formula="of:=[.A97]-[.A96]" office:value-type="float" office:value="1">
            <text:p>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formula="of:=[.A98]-[.A97]" office:value-type="float" office:value="1">
            <text:p>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formula="of:=[.A99]-[.A98]" office:value-type="float" office:value="1">
            <text:p>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formula="of:=[.A100]-[.A99]" office:value-type="float" office:value="1">
            <text:p>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formula="of:=[.A101]-[.A100]" office:value-type="float" office:value="1">
            <text:p>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formula="of:=[.A102]-[.A101]" office:value-type="float" office:value="1">
            <text:p>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formula="of:=[.A103]-[.A102]" office:value-type="float" office:value="1">
            <text:p>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formula="of:=[.A104]-[.A103]" office:value-type="float" office:value="1">
            <text:p>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formula="of:=[.A105]-[.A104]" office:value-type="float" office:value="1">
            <text:p>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formula="of:=[.A106]-[.A105]" office:value-type="float" office:value="1">
            <text:p>1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formula="of:=[.A107]-[.A106]" office:value-type="float" office:value="1">
            <text:p>1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formula="of:=[.A108]-[.A107]" office:value-type="float" office:value="1">
            <text:p>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formula="of:=[.A109]-[.A108]" office:value-type="float" office:value="1">
            <text:p>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formula="of:=[.A110]-[.A109]" office:value-type="float" office:value="1">
            <text:p>1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formula="of:=[.A111]-[.A110]" office:value-type="float" office:value="1">
            <text:p>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formula="of:=[.A112]-[.A111]" office:value-type="float" office:value="1">
            <text:p>1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formula="of:=[.A113]-[.A112]" office:value-type="float" office:value="1">
            <text:p>1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formula="of:=[.A114]-[.A113]" office:value-type="float" office:value="1">
            <text:p>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formula="of:=[.A115]-[.A114]" office:value-type="float" office:value="1">
            <text:p>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formula="of:=[.A116]-[.A115]" office:value-type="float" office:value="1">
            <text:p>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formula="of:=[.A117]-[.A116]" office:value-type="float" office:value="1">
            <text:p>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formula="of:=[.A118]-[.A117]" office:value-type="float" office:value="1">
            <text:p>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formula="of:=[.A119]-[.A118]" office:value-type="float" office:value="1">
            <text:p>1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formula="of:=[.A120]-[.A119]" office:value-type="float" office:value="1">
            <text:p>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formula="of:=[.A121]-[.A120]" office:value-type="float" office:value="1">
            <text:p>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formula="of:=[.A122]-[.A121]" office:value-type="float" office:value="1">
            <text:p>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formula="of:=[.A123]-[.A122]" office:value-type="float" office:value="1">
            <text:p>1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formula="of:=[.A124]-[.A123]" office:value-type="float" office:value="1">
            <text:p>1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formula="of:=[.A125]-[.A124]" office:value-type="float" office:value="1">
            <text:p>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formula="of:=[.A126]-[.A125]" office:value-type="float" office:value="1">
            <text:p>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formula="of:=[.A127]-[.A126]" office:value-type="float" office:value="1">
            <text:p>1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formula="of:=[.A128]-[.A127]" office:value-type="float" office:value="1">
            <text:p>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formula="of:=[.A129]-[.A128]" office:value-type="float" office:value="1">
            <text:p>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formula="of:=[.A130]-[.A129]" office:value-type="float" office:value="1">
            <text:p>1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formula="of:=[.A131]-[.A130]" office:value-type="float" office:value="1">
            <text:p>1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formula="of:=[.A132]-[.A131]" office:value-type="float" office:value="1">
            <text:p>1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formula="of:=[.A133]-[.A132]" office:value-type="float" office:value="1">
            <text:p>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formula="of:=[.A134]-[.A133]" office:value-type="float" office:value="1">
            <text:p>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formula="of:=[.A135]-[.A134]" office:value-type="float" office:value="1">
            <text:p>1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formula="of:=[.A136]-[.A135]" office:value-type="float" office:value="1">
            <text:p>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formula="of:=[.A137]-[.A136]" office:value-type="float" office:value="1">
            <text:p>1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formula="of:=[.A138]-[.A137]" office:value-type="float" office:value="1">
            <text:p>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formula="of:=[.A139]-[.A138]" office:value-type="float" office:value="1">
            <text:p>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formula="of:=[.A140]-[.A139]" office:value-type="float" office:value="1">
            <text:p>1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formula="of:=[.A141]-[.A140]" office:value-type="float" office:value="1">
            <text:p>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formula="of:=[.A142]-[.A141]" office:value-type="float" office:value="1">
            <text:p>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formula="of:=[.A143]-[.A142]" office:value-type="float" office:value="1">
            <text:p>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formula="of:=[.A144]-[.A143]" office:value-type="float" office:value="1">
            <text:p>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formula="of:=[.A145]-[.A144]" office:value-type="float" office:value="1">
            <text:p>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formula="of:=[.A146]-[.A145]" office:value-type="float" office:value="1">
            <text:p>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formula="of:=[.A147]-[.A146]" office:value-type="float" office:value="1">
            <text:p>1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formula="of:=[.A148]-[.A147]" office:value-type="float" office:value="1">
            <text:p>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formula="of:=[.A149]-[.A148]" office:value-type="float" office:value="1">
            <text:p>1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formula="of:=[.A150]-[.A149]" office:value-type="float" office:value="1">
            <text:p>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formula="of:=[.A151]-[.A150]" office:value-type="float" office:value="1">
            <text:p>1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formula="of:=[.A152]-[.A151]" office:value-type="float" office:value="1">
            <text:p>1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formula="of:=[.A153]-[.A152]" office:value-type="float" office:value="1">
            <text:p>1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formula="of:=[.A154]-[.A153]" office:value-type="float" office:value="1">
            <text:p>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formula="of:=[.A155]-[.A154]" office:value-type="float" office:value="1">
            <text:p>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formula="of:=[.A156]-[.A155]" office:value-type="float" office:value="1">
            <text:p>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formula="of:=[.A157]-[.A156]" office:value-type="float" office:value="1">
            <text:p>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formula="of:=[.A158]-[.A157]" office:value-type="float" office:value="1">
            <text:p>1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formula="of:=[.A159]-[.A158]" office:value-type="float" office:value="1">
            <text:p>1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formula="of:=[.A160]-[.A159]" office:value-type="float" office:value="1">
            <text:p>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formula="of:=[.A161]-[.A160]" office:value-type="float" office:value="1">
            <text:p>1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formula="of:=[.A162]-[.A161]" office:value-type="float" office:value="1">
            <text:p>1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formula="of:=[.A163]-[.A162]" office:value-type="float" office:value="1">
            <text:p>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formula="of:=[.A164]-[.A163]" office:value-type="float" office:value="1">
            <text:p>1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formula="of:=[.A165]-[.A164]" office:value-type="float" office:value="1">
            <text:p>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formula="of:=[.A166]-[.A165]" office:value-type="float" office:value="1">
            <text:p>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formula="of:=[.A167]-[.A166]" office:value-type="float" office:value="1">
            <text:p>1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formula="of:=[.A168]-[.A167]" office:value-type="float" office:value="1">
            <text:p>1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formula="of:=[.A169]-[.A168]" office:value-type="float" office:value="1">
            <text:p>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formula="of:=[.A170]-[.A169]" office:value-type="float" office:value="1">
            <text:p>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formula="of:=[.A171]-[.A170]" office:value-type="float" office:value="1">
            <text:p>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formula="of:=[.A172]-[.A171]" office:value-type="float" office:value="1">
            <text:p>1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formula="of:=[.A173]-[.A172]" office:value-type="float" office:value="1">
            <text:p>1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formula="of:=[.A174]-[.A173]" office:value-type="float" office:value="1">
            <text:p>1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formula="of:=[.A175]-[.A174]" office:value-type="float" office:value="1">
            <text:p>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formula="of:=[.A176]-[.A175]" office:value-type="float" office:value="1">
            <text:p>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formula="of:=[.A177]-[.A176]" office:value-type="float" office:value="1">
            <text:p>1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formula="of:=[.A178]-[.A177]" office:value-type="float" office:value="1">
            <text:p>1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formula="of:=[.A179]-[.A178]" office:value-type="float" office:value="1">
            <text:p>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formula="of:=[.A180]-[.A179]" office:value-type="float" office:value="1">
            <text:p>1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formula="of:=[.A181]-[.A180]" office:value-type="float" office:value="1">
            <text:p>1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formula="of:=[.A182]-[.A181]" office:value-type="float" office:value="1">
            <text:p>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formula="of:=[.A183]-[.A182]" office:value-type="float" office:value="1">
            <text:p>1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formula="of:=[.A184]-[.A183]" office:value-type="float" office:value="1">
            <text:p>1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formula="of:=[.A185]-[.A184]" office:value-type="float" office:value="1">
            <text:p>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[.A186]-[.A185]" office:value-type="float" office:value="1">
            <text:p>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formula="of:=[.A187]-[.A186]" office:value-type="float" office:value="1">
            <text:p>1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formula="of:=[.A188]-[.A187]" office:value-type="float" office:value="1">
            <text:p>1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formula="of:=[.A189]-[.A188]" office:value-type="float" office:value="1">
            <text:p>1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formula="of:=[.A190]-[.A189]" office:value-type="float" office:value="1">
            <text:p>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formula="of:=[.A191]-[.A190]" office:value-type="float" office:value="1">
            <text:p>1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formula="of:=[.A192]-[.A191]" office:value-type="float" office:value="1">
            <text:p>1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formula="of:=[.A193]-[.A192]" office:value-type="float" office:value="1">
            <text:p>1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formula="of:=[.A194]-[.A193]" office:value-type="float" office:value="1">
            <text:p>1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formula="of:=[.A195]-[.A194]" office:value-type="float" office:value="1">
            <text:p>1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formula="of:=[.A196]-[.A195]" office:value-type="float" office:value="1">
            <text:p>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formula="of:=[.A197]-[.A196]" office:value-type="float" office:value="1">
            <text:p>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[.A198]-[.A197]" office:value-type="float" office:value="1">
            <text:p>1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formula="of:=[.A199]-[.A198]" office:value-type="float" office:value="1">
            <text:p>1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formula="of:=[.A200]-[.A199]" office:value-type="float" office:value="1">
            <text:p>1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formula="of:=[.A201]-[.A200]" office:value-type="float" office:value="1">
            <text:p>1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[.A202]-[.A201]" office:value-type="float" office:value="1">
            <text:p>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formula="of:=[.A203]-[.A202]" office:value-type="float" office:value="1">
            <text:p>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formula="of:=[.A204]-[.A203]" office:value-type="float" office:value="1">
            <text:p>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formula="of:=[.A205]-[.A204]" office:value-type="float" office:value="1">
            <text:p>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formula="of:=[.A206]-[.A205]" office:value-type="float" office:value="1">
            <text:p>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table:formula="of:=[.A207]-[.A206]" office:value-type="float" office:value="1">
            <text:p>1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table:formula="of:=[.A208]-[.A207]" office:value-type="float" office:value="1">
            <text:p>1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formula="of:=[.A209]-[.A208]" office:value-type="float" office:value="1">
            <text:p>1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table:formula="of:=[.A210]-[.A209]" office:value-type="float" office:value="1">
            <text:p>1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formula="of:=[.A211]-[.A210]" office:value-type="float" office:value="1">
            <text:p>1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table:formula="of:=[.A212]-[.A211]" office:value-type="float" office:value="1">
            <text:p>1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formula="of:=[.A213]-[.A212]" office:value-type="float" office:value="1">
            <text:p>1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[.A214]-[.A213]" office:value-type="float" office:value="1">
            <text:p>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formula="of:=[.A215]-[.A214]" office:value-type="float" office:value="1">
            <text:p>1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formula="of:=[.A216]-[.A215]" office:value-type="float" office:value="1">
            <text:p>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table:formula="of:=[.A217]-[.A216]" office:value-type="float" office:value="1">
            <text:p>1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table:formula="of:=[.A218]-[.A217]" office:value-type="float" office:value="1">
            <text:p>1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table:formula="of:=[.A219]-[.A218]" office:value-type="float" office:value="1">
            <text:p>1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table:formula="of:=[.A220]-[.A219]" office:value-type="float" office:value="1">
            <text:p>1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formula="of:=[.A221]-[.A220]" office:value-type="float" office:value="1">
            <text:p>1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table:formula="of:=[.A222]-[.A221]" office:value-type="float" office:value="1">
            <text:p>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table:formula="of:=[.A223]-[.A222]" office:value-type="float" office:value="1">
            <text:p>1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formula="of:=[.A224]-[.A223]" office:value-type="float" office:value="1">
            <text:p>1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table:formula="of:=[.A225]-[.A224]" office:value-type="float" office:value="1">
            <text:p>1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[.A226]-[.A225]" office:value-type="float" office:value="1">
            <text:p>1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table:formula="of:=[.A227]-[.A226]" office:value-type="float" office:value="1">
            <text:p>1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formula="of:=[.A228]-[.A227]" office:value-type="float" office:value="1">
            <text:p>1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table:formula="of:=[.A229]-[.A228]" office:value-type="float" office:value="1">
            <text:p>1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table:formula="of:=[.A230]-[.A229]" office:value-type="float" office:value="1">
            <text:p>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table:formula="of:=[.A231]-[.A230]" office:value-type="float" office:value="1">
            <text:p>1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table:formula="of:=[.A232]-[.A231]" office:value-type="float" office:value="1">
            <text:p>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table:formula="of:=[.A233]-[.A232]" office:value-type="float" office:value="1">
            <text:p>1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table:formula="of:=[.A234]-[.A233]" office:value-type="float" office:value="1">
            <text:p>1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table:formula="of:=[.A235]-[.A234]" office:value-type="float" office:value="1">
            <text:p>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table:formula="of:=[.A236]-[.A235]" office:value-type="float" office:value="1">
            <text:p>1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formula="of:=[.A237]-[.A236]" office:value-type="float" office:value="1">
            <text:p>1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[.A238]-[.A237]" office:value-type="float" office:value="1">
            <text:p>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formula="of:=[.A239]-[.A238]" office:value-type="float" office:value="1">
            <text:p>1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formula="of:=[.A240]-[.A239]" office:value-type="float" office:value="1">
            <text:p>1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formula="of:=[.A241]-[.A240]" office:value-type="float" office:value="1">
            <text:p>1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formula="of:=[.A242]-[.A241]" office:value-type="float" office:value="1">
            <text:p>1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formula="of:=[.A243]-[.A242]" office:value-type="float" office:value="1">
            <text:p>1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formula="of:=[.A244]-[.A243]" office:value-type="float" office:value="1">
            <text:p>1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formula="of:=[.A245]-[.A244]" office:value-type="float" office:value="1">
            <text:p>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formula="of:=[.A246]-[.A245]" office:value-type="float" office:value="1">
            <text:p>1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formula="of:=[.A247]-[.A246]" office:value-type="float" office:value="1">
            <text:p>1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formula="of:=[.A248]-[.A247]" office:value-type="float" office:value="1">
            <text:p>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formula="of:=[.A249]-[.A248]" office:value-type="float" office:value="1">
            <text:p>1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[.A250]-[.A249]" office:value-type="float" office:value="1">
            <text:p>1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formula="of:=[.A251]-[.A250]" office:value-type="float" office:value="1">
            <text:p>1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table:formula="of:=[.A252]-[.A251]" office:value-type="float" office:value="1">
            <text:p>1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table:formula="of:=[.A253]-[.A252]" office:value-type="float" office:value="1">
            <text:p>1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formula="of:=[.A254]-[.A253]" office:value-type="float" office:value="1">
            <text:p>1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table:formula="of:=[.A255]-[.A254]" office:value-type="float" office:value="1">
            <text:p>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formula="of:=[.A256]-[.A255]" office:value-type="float" office:value="1">
            <text:p>1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formula="of:=[.A257]-[.A256]" office:value-type="float" office:value="1">
            <text:p>1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formula="of:=[.A258]-[.A257]" office:value-type="float" office:value="1">
            <text:p>1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formula="of:=[.A259]-[.A258]" office:value-type="float" office:value="1">
            <text:p>1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[.A260]-[.A259]" office:value-type="float" office:value="1">
            <text:p>1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formula="of:=[.A261]-[.A260]" office:value-type="float" office:value="1">
            <text:p>1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formula="of:=[.A262]-[.A261]" office:value-type="float" office:value="1">
            <text:p>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formula="of:=[.A263]-[.A262]" office:value-type="float" office:value="1">
            <text:p>1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[.A264]-[.A263]" office:value-type="float" office:value="1">
            <text:p>1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formula="of:=[.A265]-[.A264]" office:value-type="float" office:value="1">
            <text:p>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table:formula="of:=[.A266]-[.A265]" office:value-type="float" office:value="1">
            <text:p>1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formula="of:=[.A267]-[.A266]" office:value-type="float" office:value="1">
            <text:p>1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formula="of:=[.A268]-[.A267]" office:value-type="float" office:value="1">
            <text:p>1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table:formula="of:=[.A269]-[.A268]" office:value-type="float" office:value="1">
            <text:p>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table:formula="of:=[.A270]-[.A269]" office:value-type="float" office:value="1">
            <text:p>1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table:formula="of:=[.A271]-[.A270]" office:value-type="float" office:value="1">
            <text:p>1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formula="of:=[.A272]-[.A271]" office:value-type="float" office:value="1">
            <text:p>1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formula="of:=[.A273]-[.A272]" office:value-type="float" office:value="1">
            <text:p>1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formula="of:=[.A274]-[.A273]" office:value-type="float" office:value="1">
            <text:p>1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formula="of:=[.A275]-[.A274]" office:value-type="float" office:value="1">
            <text:p>1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table:formula="of:=[.A276]-[.A275]" office:value-type="float" office:value="1">
            <text:p>1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formula="of:=[.A277]-[.A276]" office:value-type="float" office:value="1">
            <text:p>1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formula="of:=[.A278]-[.A277]" office:value-type="float" office:value="1">
            <text:p>1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table:formula="of:=[.A279]-[.A278]" office:value-type="float" office:value="1">
            <text:p>1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table:formula="of:=[.A280]-[.A279]" office:value-type="float" office:value="1">
            <text:p>1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formula="of:=[.A281]-[.A280]" office:value-type="float" office:value="1">
            <text:p>1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formula="of:=[.A282]-[.A281]" office:value-type="float" office:value="1">
            <text:p>1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[.A283]-[.A282]" office:value-type="float" office:value="1">
            <text:p>1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formula="of:=[.A284]-[.A283]" office:value-type="float" office:value="1">
            <text:p>1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formula="of:=[.A285]-[.A284]" office:value-type="float" office:value="1">
            <text:p>1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[.A286]-[.A285]" office:value-type="float" office:value="1">
            <text:p>1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formula="of:=[.A287]-[.A286]" office:value-type="float" office:value="1">
            <text:p>1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formula="of:=[.A288]-[.A287]" office:value-type="float" office:value="1">
            <text:p>1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formula="of:=[.A289]-[.A288]" office:value-type="float" office:value="1">
            <text:p>1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formula="of:=[.A290]-[.A289]" office:value-type="float" office:value="1">
            <text:p>1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formula="of:=[.A291]-[.A290]" office:value-type="float" office:value="1">
            <text:p>1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formula="of:=[.A292]-[.A291]" office:value-type="float" office:value="1">
            <text:p>1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formula="of:=[.A293]-[.A292]" office:value-type="float" office:value="1">
            <text:p>1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[.A294]-[.A293]" office:value-type="float" office:value="1">
            <text:p>1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formula="of:=[.A295]-[.A294]" office:value-type="float" office:value="1">
            <text:p>1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formula="of:=[.A296]-[.A295]" office:value-type="float" office:value="2">
            <text:p>2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formula="of:=[.A297]-[.A296]" office:value-type="float" office:value="1">
            <text:p>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formula="of:=[.A298]-[.A297]" office:value-type="float" office:value="1">
            <text:p>1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formula="of:=[.A299]-[.A298]" office:value-type="float" office:value="1">
            <text:p>1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formula="of:=[.A300]-[.A299]" office:value-type="float" office:value="1">
            <text:p>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formula="of:=[.A301]-[.A300]" office:value-type="float" office:value="1">
            <text:p>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formula="of:=[.A302]-[.A301]" office:value-type="float" office:value="1">
            <text:p>1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formula="of:=[.A303]-[.A302]" office:value-type="float" office:value="1">
            <text:p>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formula="of:=[.A304]-[.A303]" office:value-type="float" office:value="1">
            <text:p>1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table:formula="of:=[.A305]-[.A304]" office:value-type="float" office:value="1">
            <text:p>1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formula="of:=[.A306]-[.A305]" office:value-type="float" office:value="2">
            <text:p>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formula="of:=[.A307]-[.A306]" office:value-type="float" office:value="1">
            <text:p>1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formula="of:=[.A308]-[.A307]" office:value-type="float" office:value="1">
            <text:p>1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formula="of:=[.A309]-[.A308]" office:value-type="float" office:value="1">
            <text:p>1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formula="of:=[.A310]-[.A309]" office:value-type="float" office:value="1">
            <text:p>1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formula="of:=[.A311]-[.A310]" office:value-type="float" office:value="1">
            <text:p>1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formula="of:=[.A312]-[.A311]" office:value-type="float" office:value="1">
            <text:p>1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formula="of:=[.A313]-[.A312]" office:value-type="float" office:value="1">
            <text:p>1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formula="of:=[.A314]-[.A313]" office:value-type="float" office:value="2">
            <text:p>2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formula="of:=[.A315]-[.A314]" office:value-type="float" office:value="1">
            <text:p>1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formula="of:=[.A316]-[.A315]" office:value-type="float" office:value="1">
            <text:p>1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table:formula="of:=[.A317]-[.A316]" office:value-type="float" office:value="1">
            <text:p>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table:formula="of:=[.A318]-[.A317]" office:value-type="float" office:value="1">
            <text:p>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formula="of:=[.A319]-[.A318]" office:value-type="float" office:value="1">
            <text:p>1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formula="of:=[.A320]-[.A319]" office:value-type="float" office:value="2">
            <text:p>2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formula="of:=[.A321]-[.A320]" office:value-type="float" office:value="1">
            <text:p>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[.A322]-[.A321]" office:value-type="float" office:value="1">
            <text:p>1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formula="of:=[.A323]-[.A322]" office:value-type="float" office:value="1">
            <text:p>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formula="of:=[.A324]-[.A323]" office:value-type="float" office:value="1">
            <text:p>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formula="of:=[.A325]-[.A324]" office:value-type="float" office:value="2">
            <text:p>2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formula="of:=[.A326]-[.A325]" office:value-type="float" office:value="1">
            <text:p>1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formula="of:=[.A327]-[.A326]" office:value-type="float" office:value="1">
            <text:p>1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formula="of:=[.A328]-[.A327]" office:value-type="float" office:value="1">
            <text:p>1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[.A329]-[.A328]" office:value-type="float" office:value="1">
            <text:p>1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formula="of:=[.A330]-[.A329]" office:value-type="float" office:value="2">
            <text:p>2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formula="of:=[.A331]-[.A330]" office:value-type="float" office:value="1">
            <text:p>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formula="of:=[.A332]-[.A331]" office:value-type="float" office:value="1">
            <text:p>1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table:formula="of:=[.A333]-[.A332]" office:value-type="float" office:value="1">
            <text:p>1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table:formula="of:=[.A334]-[.A333]" office:value-type="float" office:value="2">
            <text:p>2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table:formula="of:=[.A335]-[.A334]" office:value-type="float" office:value="1">
            <text:p>1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formula="of:=[.A336]-[.A335]" office:value-type="float" office:value="1">
            <text:p>1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table:formula="of:=[.A337]-[.A336]" office:value-type="float" office:value="1">
            <text:p>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[.A338]-[.A337]" office:value-type="float" office:value="2">
            <text:p>2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formula="of:=[.A339]-[.A338]" office:value-type="float" office:value="1">
            <text:p>1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formula="of:=[.A340]-[.A339]" office:value-type="float" office:value="1">
            <text:p>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formula="of:=[.A341]-[.A340]" office:value-type="float" office:value="1">
            <text:p>1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formula="of:=[.A342]-[.A341]" office:value-type="float" office:value="2">
            <text:p>2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formula="of:=[.A343]-[.A342]" office:value-type="float" office:value="1">
            <text:p>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formula="of:=[.A344]-[.A343]" office:value-type="float" office:value="1">
            <text:p>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formula="of:=[.A345]-[.A344]" office:value-type="float" office:value="2">
            <text:p>2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formula="of:=[.A346]-[.A345]" office:value-type="float" office:value="1">
            <text:p>1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formula="of:=[.A347]-[.A346]" office:value-type="float" office:value="1">
            <text:p>1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[.A348]-[.A347]" office:value-type="float" office:value="1">
            <text:p>1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table:formula="of:=[.A349]-[.A348]" office:value-type="float" office:value="2">
            <text:p>2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formula="of:=[.A350]-[.A349]" office:value-type="float" office:value="1">
            <text:p>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formula="of:=[.A351]-[.A350]" office:value-type="float" office:value="1">
            <text:p>1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formula="of:=[.A352]-[.A351]" office:value-type="float" office:value="2">
            <text:p>2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table:formula="of:=[.A353]-[.A352]" office:value-type="float" office:value="1">
            <text:p>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formula="of:=[.A354]-[.A353]" office:value-type="float" office:value="1">
            <text:p>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formula="of:=[.A355]-[.A354]" office:value-type="float" office:value="2">
            <text:p>2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table:formula="of:=[.A356]-[.A355]" office:value-type="float" office:value="1">
            <text:p>1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[.A357]-[.A356]" office:value-type="float" office:value="1">
            <text:p>1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formula="of:=[.A358]-[.A357]" office:value-type="float" office:value="2">
            <text:p>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formula="of:=[.A359]-[.A358]" office:value-type="float" office:value="1">
            <text:p>1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formula="of:=[.A360]-[.A359]" office:value-type="float" office:value="2">
            <text:p>2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formula="of:=[.A361]-[.A360]" office:value-type="float" office:value="1">
            <text:p>1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formula="of:=[.A362]-[.A361]" office:value-type="float" office:value="1">
            <text:p>1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formula="of:=[.A363]-[.A362]" office:value-type="float" office:value="2">
            <text:p>2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formula="of:=[.A364]-[.A363]" office:value-type="float" office:value="1">
            <text:p>1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formula="of:=[.A365]-[.A364]" office:value-type="float" office:value="1">
            <text:p>1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table:formula="of:=[.A366]-[.A365]" office:value-type="float" office:value="2">
            <text:p>2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formula="of:=[.A367]-[.A366]" office:value-type="float" office:value="1">
            <text:p>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formula="of:=[.A368]-[.A367]" office:value-type="float" office:value="2">
            <text:p>2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formula="of:=[.A369]-[.A368]" office:value-type="float" office:value="1">
            <text:p>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formula="of:=[.A370]-[.A369]" office:value-type="float" office:value="2">
            <text:p>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formula="of:=[.A371]-[.A370]" office:value-type="float" office:value="1">
            <text:p>1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formula="of:=[.A372]-[.A371]" office:value-type="float" office:value="1">
            <text:p>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formula="of:=[.A373]-[.A372]" office:value-type="float" office:value="2">
            <text:p>2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formula="of:=[.A374]-[.A373]" office:value-type="float" office:value="1">
            <text:p>1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formula="of:=[.A375]-[.A374]" office:value-type="float" office:value="2">
            <text:p>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formula="of:=[.A376]-[.A375]" office:value-type="float" office:value="1">
            <text:p>1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formula="of:=[.A377]-[.A376]" office:value-type="float" office:value="2">
            <text:p>2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formula="of:=[.A378]-[.A377]" office:value-type="float" office:value="1">
            <text:p>1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table:formula="of:=[.A379]-[.A378]" office:value-type="float" office:value="2">
            <text:p>2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formula="of:=[.A380]-[.A379]" office:value-type="float" office:value="1">
            <text:p>1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table:formula="of:=[.A381]-[.A380]" office:value-type="float" office:value="2">
            <text:p>2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formula="of:=[.A382]-[.A381]" office:value-type="float" office:value="1">
            <text:p>1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formula="of:=[.A383]-[.A382]" office:value-type="float" office:value="2">
            <text:p>2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formula="of:=[.A384]-[.A383]" office:value-type="float" office:value="1">
            <text:p>1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formula="of:=[.A385]-[.A384]" office:value-type="float" office:value="2">
            <text:p>2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table:formula="of:=[.A386]-[.A385]" office:value-type="float" office:value="1">
            <text:p>1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formula="of:=[.A387]-[.A386]" office:value-type="float" office:value="2">
            <text:p>2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table:formula="of:=[.A388]-[.A387]" office:value-type="float" office:value="1">
            <text:p>1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formula="of:=[.A389]-[.A388]" office:value-type="float" office:value="2">
            <text:p>2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table:formula="of:=[.A390]-[.A389]" office:value-type="float" office:value="1">
            <text:p>1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table:formula="of:=[.A391]-[.A390]" office:value-type="float" office:value="2">
            <text:p>2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formula="of:=[.A392]-[.A391]" office:value-type="float" office:value="2">
            <text:p>2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table:formula="of:=[.A393]-[.A392]" office:value-type="float" office:value="1">
            <text:p>1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table:formula="of:=[.A394]-[.A393]" office:value-type="float" office:value="2">
            <text:p>2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formula="of:=[.A395]-[.A394]" office:value-type="float" office:value="1">
            <text:p>1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table:formula="of:=[.A396]-[.A395]" office:value-type="float" office:value="2">
            <text:p>2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formula="of:=[.A397]-[.A396]" office:value-type="float" office:value="1">
            <text:p>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formula="of:=[.A398]-[.A397]" office:value-type="float" office:value="2">
            <text:p>2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formula="of:=[.A399]-[.A398]" office:value-type="float" office:value="2">
            <text:p>2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table:formula="of:=[.A400]-[.A399]" office:value-type="float" office:value="1">
            <text:p>1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[.A401]-[.A400]" office:value-type="float" office:value="2">
            <text:p>2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formula="of:=[.A402]-[.A401]" office:value-type="float" office:value="2">
            <text:p>2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formula="of:=[.A403]-[.A402]" office:value-type="float" office:value="1">
            <text:p>1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table:formula="of:=[.A404]-[.A403]" office:value-type="float" office:value="2">
            <text:p>2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table:formula="of:=[.A405]-[.A404]" office:value-type="float" office:value="1">
            <text:p>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table:formula="of:=[.A406]-[.A405]" office:value-type="float" office:value="2">
            <text:p>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formula="of:=[.A407]-[.A406]" office:value-type="float" office:value="2">
            <text:p>2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formula="of:=[.A408]-[.A407]" office:value-type="float" office:value="1">
            <text:p>1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formula="of:=[.A409]-[.A408]" office:value-type="float" office:value="2">
            <text:p>2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formula="of:=[.A410]-[.A409]" office:value-type="float" office:value="2">
            <text:p>2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table:formula="of:=[.A411]-[.A410]" office:value-type="float" office:value="2">
            <text:p>2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[.A412]-[.A411]" office:value-type="float" office:value="1">
            <text:p>1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table:formula="of:=[.A413]-[.A412]" office:value-type="float" office:value="2">
            <text:p>2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formula="of:=[.A414]-[.A413]" office:value-type="float" office:value="2">
            <text:p>2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formula="of:=[.A415]-[.A414]" office:value-type="float" office:value="1">
            <text:p>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formula="of:=[.A416]-[.A415]" office:value-type="float" office:value="2">
            <text:p>2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table:formula="of:=[.A417]-[.A416]" office:value-type="float" office:value="2">
            <text:p>2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formula="of:=[.A418]-[.A417]" office:value-type="float" office:value="2">
            <text:p>2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formula="of:=[.A419]-[.A418]" office:value-type="float" office:value="1">
            <text:p>1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formula="of:=[.A420]-[.A419]" office:value-type="float" office:value="2">
            <text:p>2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table:formula="of:=[.A421]-[.A420]" office:value-type="float" office:value="2">
            <text:p>2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formula="of:=[.A422]-[.A421]" office:value-type="float" office:value="2">
            <text:p>2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table:formula="of:=[.A423]-[.A422]" office:value-type="float" office:value="2">
            <text:p>2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table:formula="of:=[.A424]-[.A423]" office:value-type="float" office:value="1">
            <text:p>1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formula="of:=[.A425]-[.A424]" office:value-type="float" office:value="2">
            <text:p>2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formula="of:=[.A426]-[.A425]" office:value-type="float" office:value="2">
            <text:p>2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formula="of:=[.A427]-[.A426]" office:value-type="float" office:value="2">
            <text:p>2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formula="of:=[.A428]-[.A427]" office:value-type="float" office:value="2">
            <text:p>2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formula="of:=[.A429]-[.A428]" office:value-type="float" office:value="1">
            <text:p>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[.A430]-[.A429]" office:value-type="float" office:value="2">
            <text:p>2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formula="of:=[.A431]-[.A430]" office:value-type="float" office:value="2">
            <text:p>2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formula="of:=[.A432]-[.A431]" office:value-type="float" office:value="2">
            <text:p>2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formula="of:=[.A433]-[.A432]" office:value-type="float" office:value="2">
            <text:p>2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formula="of:=[.A434]-[.A433]" office:value-type="float" office:value="2">
            <text:p>2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formula="of:=[.A435]-[.A434]" office:value-type="float" office:value="2">
            <text:p>2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formula="of:=[.A436]-[.A435]" office:value-type="float" office:value="2">
            <text:p>2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formula="of:=[.A437]-[.A436]" office:value-type="float" office:value="2">
            <text:p>2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formula="of:=[.A438]-[.A437]" office:value-type="float" office:value="1">
            <text:p>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formula="of:=[.A439]-[.A438]" office:value-type="float" office:value="2">
            <text:p>2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formula="of:=[.A440]-[.A439]" office:value-type="float" office:value="2">
            <text:p>2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formula="of:=[.A441]-[.A440]" office:value-type="float" office:value="2">
            <text:p>2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formula="of:=[.A442]-[.A441]" office:value-type="float" office:value="2">
            <text:p>2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formula="of:=[.A443]-[.A442]" office:value-type="float" office:value="2">
            <text:p>2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formula="of:=[.A444]-[.A443]" office:value-type="float" office:value="2">
            <text:p>2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formula="of:=[.A445]-[.A444]" office:value-type="float" office:value="2">
            <text:p>2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formula="of:=[.A446]-[.A445]" office:value-type="float" office:value="2">
            <text:p>2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formula="of:=[.A447]-[.A446]" office:value-type="float" office:value="2">
            <text:p>2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formula="of:=[.A448]-[.A447]" office:value-type="float" office:value="2">
            <text:p>2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formula="of:=[.A449]-[.A448]" office:value-type="float" office:value="2">
            <text:p>2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formula="of:=[.A450]-[.A449]" office:value-type="float" office:value="2">
            <text:p>2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formula="of:=[.A451]-[.A450]" office:value-type="float" office:value="2">
            <text:p>2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formula="of:=[.A452]-[.A451]" office:value-type="float" office:value="2">
            <text:p>2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formula="of:=[.A453]-[.A452]" office:value-type="float" office:value="2">
            <text:p>2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formula="of:=[.A454]-[.A453]" office:value-type="float" office:value="3">
            <text:p>3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formula="of:=[.A455]-[.A454]" office:value-type="float" office:value="2">
            <text:p>2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formula="of:=[.A456]-[.A455]" office:value-type="float" office:value="2">
            <text:p>2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formula="of:=[.A457]-[.A456]" office:value-type="float" office:value="2">
            <text:p>2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formula="of:=[.A458]-[.A457]" office:value-type="float" office:value="2">
            <text:p>2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formula="of:=[.A459]-[.A458]" office:value-type="float" office:value="2">
            <text:p>2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formula="of:=[.A460]-[.A459]" office:value-type="float" office:value="2">
            <text:p>2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formula="of:=[.A461]-[.A460]" office:value-type="float" office:value="2">
            <text:p>2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formula="of:=[.A462]-[.A461]" office:value-type="float" office:value="3">
            <text:p>3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formula="of:=[.A463]-[.A462]" office:value-type="float" office:value="2">
            <text:p>2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formula="of:=[.A464]-[.A463]" office:value-type="float" office:value="2">
            <text:p>2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table:formula="of:=[.A465]-[.A464]" office:value-type="float" office:value="2">
            <text:p>2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formula="of:=[.A466]-[.A465]" office:value-type="float" office:value="2">
            <text:p>2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table:formula="of:=[.A467]-[.A466]" office:value-type="float" office:value="2">
            <text:p>2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formula="of:=[.A468]-[.A467]" office:value-type="float" office:value="3">
            <text:p>3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formula="of:=[.A469]-[.A468]" office:value-type="float" office:value="2">
            <text:p>2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formula="of:=[.A470]-[.A469]" office:value-type="float" office:value="2">
            <text:p>2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formula="of:=[.A471]-[.A470]" office:value-type="float" office:value="2">
            <text:p>2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table:formula="of:=[.A472]-[.A471]" office:value-type="float" office:value="3">
            <text:p>3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table:formula="of:=[.A473]-[.A472]" office:value-type="float" office:value="2">
            <text:p>2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formula="of:=[.A474]-[.A473]" office:value-type="float" office:value="2">
            <text:p>2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table:formula="of:=[.A475]-[.A474]" office:value-type="float" office:value="3">
            <text:p>3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[.A476]-[.A475]" office:value-type="float" office:value="2">
            <text:p>2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table:formula="of:=[.A477]-[.A476]" office:value-type="float" office:value="2">
            <text:p>2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formula="of:=[.A478]-[.A477]" office:value-type="float" office:value="3">
            <text:p>3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formula="of:=[.A479]-[.A478]" office:value-type="float" office:value="2">
            <text:p>2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formula="of:=[.A480]-[.A479]" office:value-type="float" office:value="2">
            <text:p>2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formula="of:=[.A481]-[.A480]" office:value-type="float" office:value="3">
            <text:p>3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formula="of:=[.A482]-[.A481]" office:value-type="float" office:value="2">
            <text:p>2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formula="of:=[.A483]-[.A482]" office:value-type="float" office:value="3">
            <text:p>3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formula="of:=[.A484]-[.A483]" office:value-type="float" office:value="2">
            <text:p>2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formula="of:=[.A485]-[.A484]" office:value-type="float" office:value="2">
            <text:p>2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formula="of:=[.A486]-[.A485]" office:value-type="float" office:value="3">
            <text:p>3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formula="of:=[.A487]-[.A486]" office:value-type="float" office:value="2">
            <text:p>2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formula="of:=[.A488]-[.A487]" office:value-type="float" office:value="3">
            <text:p>3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formula="of:=[.A489]-[.A488]" office:value-type="float" office:value="2">
            <text:p>2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formula="of:=[.A490]-[.A489]" office:value-type="float" office:value="3">
            <text:p>3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formula="of:=[.A491]-[.A490]" office:value-type="float" office:value="2">
            <text:p>2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formula="of:=[.A492]-[.A491]" office:value-type="float" office:value="3">
            <text:p>3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formula="of:=[.A493]-[.A492]" office:value-type="float" office:value="2">
            <text:p>2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formula="of:=[.A494]-[.A493]" office:value-type="float" office:value="3">
            <text:p>3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formula="of:=[.A495]-[.A494]" office:value-type="float" office:value="2">
            <text:p>2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formula="of:=[.A496]-[.A495]" office:value-type="float" office:value="3">
            <text:p>3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[.A497]-[.A496]" office:value-type="float" office:value="3">
            <text:p>3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formula="of:=[.A498]-[.A497]" office:value-type="float" office:value="2">
            <text:p>2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formula="of:=[.A499]-[.A498]" office:value-type="float" office:value="3">
            <text:p>3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formula="of:=[.A500]-[.A499]" office:value-type="float" office:value="2">
            <text:p>2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formula="of:=[.A501]-[.A500]" office:value-type="float" office:value="3">
            <text:p>3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formula="of:=[.A502]-[.A501]" office:value-type="float" office:value="3">
            <text:p>3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formula="of:=[.A503]-[.A502]" office:value-type="float" office:value="2">
            <text:p>2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formula="of:=[.A504]-[.A503]" office:value-type="float" office:value="3">
            <text:p>3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formula="of:=[.A505]-[.A504]" office:value-type="float" office:value="3">
            <text:p>3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formula="of:=[.A506]-[.A505]" office:value-type="float" office:value="3">
            <text:p>3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formula="of:=[.A507]-[.A506]" office:value-type="float" office:value="2">
            <text:p>2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formula="of:=[.A508]-[.A507]" office:value-type="float" office:value="3">
            <text:p>3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formula="of:=[.A509]-[.A508]" office:value-type="float" office:value="3">
            <text:p>3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formula="of:=[.A510]-[.A509]" office:value-type="float" office:value="3">
            <text:p>3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formula="of:=[.A511]-[.A510]" office:value-type="float" office:value="2">
            <text:p>2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formula="of:=[.A512]-[.A511]" office:value-type="float" office:value="3">
            <text:p>3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formula="of:=[.A513]-[.A512]" office:value-type="float" office:value="3">
            <text:p>3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formula="of:=[.A514]-[.A513]" office:value-type="float" office:value="3">
            <text:p>3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formula="of:=[.A515]-[.A514]" office:value-type="float" office:value="3">
            <text:p>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[.A516]-[.A515]" office:value-type="float" office:value="3">
            <text:p>3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table:formula="of:=[.A517]-[.A516]" office:value-type="float" office:value="3">
            <text:p>3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table:formula="of:=[.A518]-[.A517]" office:value-type="float" office:value="3">
            <text:p>3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table:formula="of:=[.A519]-[.A518]" office:value-type="float" office:value="2">
            <text:p>2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table:formula="of:=[.A520]-[.A519]" office:value-type="float" office:value="3">
            <text:p>3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table:formula="of:=[.A521]-[.A520]" office:value-type="float" office:value="3">
            <text:p>3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table:formula="of:=[.A522]-[.A521]" office:value-type="float" office:value="3">
            <text:p>3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formula="of:=[.A523]-[.A522]" office:value-type="float" office:value="3">
            <text:p>3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table:formula="of:=[.A524]-[.A523]" office:value-type="float" office:value="3">
            <text:p>3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formula="of:=[.A525]-[.A524]" office:value-type="float" office:value="3">
            <text:p>3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table:formula="of:=[.A526]-[.A525]" office:value-type="float" office:value="4">
            <text:p>4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table:formula="of:=[.A527]-[.A526]" office:value-type="float" office:value="3">
            <text:p>3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table:formula="of:=[.A528]-[.A527]" office:value-type="float" office:value="3">
            <text:p>3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table:formula="of:=[.A529]-[.A528]" office:value-type="float" office:value="3">
            <text:p>3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table:formula="of:=[.A530]-[.A529]" office:value-type="float" office:value="3">
            <text:p>3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formula="of:=[.A531]-[.A530]" office:value-type="float" office:value="3">
            <text:p>3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table:formula="of:=[.A532]-[.A531]" office:value-type="float" office:value="3">
            <text:p>3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table:formula="of:=[.A533]-[.A532]" office:value-type="float" office:value="4">
            <text:p>4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table:formula="of:=[.A534]-[.A533]" office:value-type="float" office:value="3">
            <text:p>3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table:formula="of:=[.A535]-[.A534]" office:value-type="float" office:value="3">
            <text:p>3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table:formula="of:=[.A536]-[.A535]" office:value-type="float" office:value="3">
            <text:p>3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table:formula="of:=[.A537]-[.A536]" office:value-type="float" office:value="3">
            <text:p>3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table:formula="of:=[.A538]-[.A537]" office:value-type="float" office:value="4">
            <text:p>4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table:formula="of:=[.A539]-[.A538]" office:value-type="float" office:value="3">
            <text:p>3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table:formula="of:=[.A540]-[.A539]" office:value-type="float" office:value="3">
            <text:p>3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table:formula="of:=[.A541]-[.A540]" office:value-type="float" office:value="4">
            <text:p>4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table:formula="of:=[.A542]-[.A541]" office:value-type="float" office:value="3">
            <text:p>3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table:formula="of:=[.A543]-[.A542]" office:value-type="float" office:value="4">
            <text:p>4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table:formula="of:=[.A544]-[.A543]" office:value-type="float" office:value="3">
            <text:p>3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table:formula="of:=[.A545]-[.A544]" office:value-type="float" office:value="3">
            <text:p>3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table:formula="of:=[.A546]-[.A545]" office:value-type="float" office:value="4">
            <text:p>4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table:formula="of:=[.A547]-[.A546]" office:value-type="float" office:value="3">
            <text:p>3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table:formula="of:=[.A548]-[.A547]" office:value-type="float" office:value="4">
            <text:p>4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table:formula="of:=[.A549]-[.A548]" office:value-type="float" office:value="3">
            <text:p>3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table:formula="of:=[.A550]-[.A549]" office:value-type="float" office:value="4">
            <text:p>4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table:formula="of:=[.A551]-[.A550]" office:value-type="float" office:value="4">
            <text:p>4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table:formula="of:=[.A552]-[.A551]" office:value-type="float" office:value="3">
            <text:p>3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table:formula="of:=[.A553]-[.A552]" office:value-type="float" office:value="4">
            <text:p>4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table:formula="of:=[.A554]-[.A553]" office:value-type="float" office:value="3">
            <text:p>3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table:formula="of:=[.A555]-[.A554]" office:value-type="float" office:value="4">
            <text:p>4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table:formula="of:=[.A556]-[.A555]" office:value-type="float" office:value="4">
            <text:p>4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table:formula="of:=[.A557]-[.A556]" office:value-type="float" office:value="3">
            <text:p>3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table:formula="of:=[.A558]-[.A557]" office:value-type="float" office:value="4">
            <text:p>4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table:formula="of:=[.A559]-[.A558]" office:value-type="float" office:value="4">
            <text:p>4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table:formula="of:=[.A560]-[.A559]" office:value-type="float" office:value="4">
            <text:p>4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table:formula="of:=[.A561]-[.A560]" office:value-type="float" office:value="4">
            <text:p>4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table:formula="of:=[.A562]-[.A561]" office:value-type="float" office:value="3">
            <text:p>3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table:formula="of:=[.A563]-[.A562]" office:value-type="float" office:value="4">
            <text:p>4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table:formula="of:=[.A564]-[.A563]" office:value-type="float" office:value="4">
            <text:p>4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table:formula="of:=[.A565]-[.A564]" office:value-type="float" office:value="4">
            <text:p>4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table:formula="of:=[.A566]-[.A565]" office:value-type="float" office:value="4">
            <text:p>4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table:formula="of:=[.A567]-[.A566]" office:value-type="float" office:value="4">
            <text:p>4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table:formula="of:=[.A568]-[.A567]" office:value-type="float" office:value="4">
            <text:p>4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table:formula="of:=[.A569]-[.A568]" office:value-type="float" office:value="4">
            <text:p>4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table:formula="of:=[.A570]-[.A569]" office:value-type="float" office:value="4">
            <text:p>4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table:formula="of:=[.A571]-[.A570]" office:value-type="float" office:value="4">
            <text:p>4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table:formula="of:=[.A572]-[.A571]" office:value-type="float" office:value="4">
            <text:p>4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table:formula="of:=[.A573]-[.A572]" office:value-type="float" office:value="4">
            <text:p>4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table:formula="of:=[.A574]-[.A573]" office:value-type="float" office:value="5">
            <text:p>5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table:formula="of:=[.A575]-[.A574]" office:value-type="float" office:value="4">
            <text:p>4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table:formula="of:=[.A576]-[.A575]" office:value-type="float" office:value="4">
            <text:p>4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table:formula="of:=[.A577]-[.A576]" office:value-type="float" office:value="4">
            <text:p>4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table:formula="of:=[.A578]-[.A577]" office:value-type="float" office:value="5">
            <text:p>5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table:formula="of:=[.A579]-[.A578]" office:value-type="float" office:value="4">
            <text:p>4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table:formula="of:=[.A580]-[.A579]" office:value-type="float" office:value="4">
            <text:p>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table:formula="of:=[.A581]-[.A580]" office:value-type="float" office:value="5">
            <text:p>5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table:formula="of:=[.A582]-[.A581]" office:value-type="float" office:value="4">
            <text:p>4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table:formula="of:=[.A583]-[.A582]" office:value-type="float" office:value="4">
            <text:p>4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table:formula="of:=[.A584]-[.A583]" office:value-type="float" office:value="5">
            <text:p>5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table:formula="of:=[.A585]-[.A584]" office:value-type="float" office:value="4">
            <text:p>4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table:formula="of:=[.A586]-[.A585]" office:value-type="float" office:value="5">
            <text:p>5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table:formula="of:=[.A587]-[.A586]" office:value-type="float" office:value="5">
            <text:p>5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table:formula="of:=[.A588]-[.A587]" office:value-type="float" office:value="4">
            <text:p>4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table:formula="of:=[.A589]-[.A588]" office:value-type="float" office:value="5">
            <text:p>5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table:formula="of:=[.A590]-[.A589]" office:value-type="float" office:value="4">
            <text:p>4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table:formula="of:=[.A591]-[.A590]" office:value-type="float" office:value="5">
            <text:p>5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table:formula="of:=[.A592]-[.A591]" office:value-type="float" office:value="5">
            <text:p>5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table:formula="of:=[.A593]-[.A592]" office:value-type="float" office:value="5">
            <text:p>5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table:formula="of:=[.A594]-[.A593]" office:value-type="float" office:value="4">
            <text:p>4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table:formula="of:=[.A595]-[.A594]" office:value-type="float" office:value="5">
            <text:p>5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table:formula="of:=[.A596]-[.A595]" office:value-type="float" office:value="5">
            <text:p>5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table:formula="of:=[.A597]-[.A596]" office:value-type="float" office:value="5">
            <text:p>5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table:formula="of:=[.A598]-[.A597]" office:value-type="float" office:value="5">
            <text:p>5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table:formula="of:=[.A599]-[.A598]" office:value-type="float" office:value="5">
            <text:p>5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table:formula="of:=[.A600]-[.A599]" office:value-type="float" office:value="5">
            <text:p>5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table:formula="of:=[.A601]-[.A600]" office:value-type="float" office:value="5">
            <text:p>5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table:formula="of:=[.A602]-[.A601]" office:value-type="float" office:value="5">
            <text:p>5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table:formula="of:=[.A603]-[.A602]" office:value-type="float" office:value="5">
            <text:p>5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table:formula="of:=[.A604]-[.A603]" office:value-type="float" office:value="6">
            <text:p>6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table:formula="of:=[.A605]-[.A604]" office:value-type="float" office:value="5">
            <text:p>5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table:formula="of:=[.A606]-[.A605]" office:value-type="float" office:value="5">
            <text:p>5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table:formula="of:=[.A607]-[.A606]" office:value-type="float" office:value="6">
            <text:p>6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table:formula="of:=[.A608]-[.A607]" office:value-type="float" office:value="5">
            <text:p>5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table:formula="of:=[.A609]-[.A608]" office:value-type="float" office:value="5">
            <text:p>5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table:formula="of:=[.A610]-[.A609]" office:value-type="float" office:value="6">
            <text:p>6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table:formula="of:=[.A611]-[.A610]" office:value-type="float" office:value="5">
            <text:p>5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table:formula="of:=[.A612]-[.A611]" office:value-type="float" office:value="6">
            <text:p>6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table:formula="of:=[.A613]-[.A612]" office:value-type="float" office:value="5">
            <text:p>5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table:formula="of:=[.A614]-[.A613]" office:value-type="float" office:value="6">
            <text:p>6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table:formula="of:=[.A615]-[.A614]" office:value-type="float" office:value="6">
            <text:p>6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table:formula="of:=[.A616]-[.A615]" office:value-type="float" office:value="5">
            <text:p>5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table:formula="of:=[.A617]-[.A616]" office:value-type="float" office:value="6">
            <text:p>6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table:formula="of:=[.A618]-[.A617]" office:value-type="float" office:value="6">
            <text:p>6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table:formula="of:=[.A619]-[.A618]" office:value-type="float" office:value="6">
            <text:p>6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table:formula="of:=[.A620]-[.A619]" office:value-type="float" office:value="6">
            <text:p>6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table:formula="of:=[.A621]-[.A620]" office:value-type="float" office:value="6">
            <text:p>6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table:formula="of:=[.A622]-[.A621]" office:value-type="float" office:value="6">
            <text:p>6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table:formula="of:=[.A623]-[.A622]" office:value-type="float" office:value="6">
            <text:p>6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table:formula="of:=[.A624]-[.A623]" office:value-type="float" office:value="6">
            <text:p>6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table:formula="of:=[.A625]-[.A624]" office:value-type="float" office:value="6">
            <text:p>6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table:formula="of:=[.A626]-[.A625]" office:value-type="float" office:value="6">
            <text:p>6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table:formula="of:=[.A627]-[.A626]" office:value-type="float" office:value="6">
            <text:p>6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table:formula="of:=[.A628]-[.A627]" office:value-type="float" office:value="7">
            <text:p>7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table:formula="of:=[.A629]-[.A628]" office:value-type="float" office:value="6">
            <text:p>6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table:formula="of:=[.A630]-[.A629]" office:value-type="float" office:value="6">
            <text:p>6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table:formula="of:=[.A631]-[.A630]" office:value-type="float" office:value="7">
            <text:p>7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table:formula="of:=[.A632]-[.A631]" office:value-type="float" office:value="7">
            <text:p>7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table:formula="of:=[.A633]-[.A632]" office:value-type="float" office:value="6">
            <text:p>6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table:formula="of:=[.A634]-[.A633]" office:value-type="float" office:value="7">
            <text:p>7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table:formula="of:=[.A635]-[.A634]" office:value-type="float" office:value="6">
            <text:p>6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table:formula="of:=[.A636]-[.A635]" office:value-type="float" office:value="7">
            <text:p>7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table:formula="of:=[.A637]-[.A636]" office:value-type="float" office:value="7">
            <text:p>7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table:formula="of:=[.A638]-[.A637]" office:value-type="float" office:value="7">
            <text:p>7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table:formula="of:=[.A639]-[.A638]" office:value-type="float" office:value="7">
            <text:p>7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table:formula="of:=[.A640]-[.A639]" office:value-type="float" office:value="7">
            <text:p>7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table:formula="of:=[.A641]-[.A640]" office:value-type="float" office:value="7">
            <text:p>7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table:formula="of:=[.A642]-[.A641]" office:value-type="float" office:value="7">
            <text:p>7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table:formula="of:=[.A643]-[.A642]" office:value-type="float" office:value="7">
            <text:p>7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table:formula="of:=[.A644]-[.A643]" office:value-type="float" office:value="8">
            <text:p>8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table:formula="of:=[.A645]-[.A644]" office:value-type="float" office:value="7">
            <text:p>7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table:formula="of:=[.A646]-[.A645]" office:value-type="float" office:value="7">
            <text:p>7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table:formula="of:=[.A647]-[.A646]" office:value-type="float" office:value="8">
            <text:p>8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table:formula="of:=[.A648]-[.A647]" office:value-type="float" office:value="7">
            <text:p>7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table:formula="of:=[.A649]-[.A648]" office:value-type="float" office:value="8">
            <text:p>8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table:formula="of:=[.A650]-[.A649]" office:value-type="float" office:value="8">
            <text:p>8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table:formula="of:=[.A651]-[.A650]" office:value-type="float" office:value="7">
            <text:p>7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table:formula="of:=[.A652]-[.A651]" office:value-type="float" office:value="8">
            <text:p>8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table:formula="of:=[.A653]-[.A652]" office:value-type="float" office:value="8">
            <text:p>8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table:formula="of:=[.A654]-[.A653]" office:value-type="float" office:value="8">
            <text:p>8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table:formula="of:=[.A655]-[.A654]" office:value-type="float" office:value="8">
            <text:p>8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table:formula="of:=[.A656]-[.A655]" office:value-type="float" office:value="8">
            <text:p>8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table:formula="of:=[.A657]-[.A656]" office:value-type="float" office:value="9">
            <text:p>9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table:formula="of:=[.A658]-[.A657]" office:value-type="float" office:value="8">
            <text:p>8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table:formula="of:=[.A659]-[.A658]" office:value-type="float" office:value="8">
            <text:p>8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table:formula="of:=[.A660]-[.A659]" office:value-type="float" office:value="9">
            <text:p>9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table:formula="of:=[.A661]-[.A660]" office:value-type="float" office:value="8">
            <text:p>8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table:formula="of:=[.A662]-[.A661]" office:value-type="float" office:value="9">
            <text:p>9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table:formula="of:=[.A663]-[.A662]" office:value-type="float" office:value="9">
            <text:p>9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table:formula="of:=[.A664]-[.A663]" office:value-type="float" office:value="9">
            <text:p>9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table:formula="of:=[.A665]-[.A664]" office:value-type="float" office:value="9">
            <text:p>9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table:formula="of:=[.A666]-[.A665]" office:value-type="float" office:value="9">
            <text:p>9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table:formula="of:=[.A667]-[.A666]" office:value-type="float" office:value="9">
            <text:p>9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table:formula="of:=[.A668]-[.A667]" office:value-type="float" office:value="9">
            <text:p>9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table:formula="of:=[.A669]-[.A668]" office:value-type="float" office:value="9">
            <text:p>9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table:formula="of:=[.A670]-[.A669]" office:value-type="float" office:value="9">
            <text:p>9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table:formula="of:=[.A671]-[.A670]" office:value-type="float" office:value="10">
            <text:p>10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table:formula="of:=[.A672]-[.A671]" office:value-type="float" office:value="10">
            <text:p>10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table:formula="of:=[.A673]-[.A672]" office:value-type="float" office:value="9">
            <text:p>9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table:formula="of:=[.A674]-[.A673]" office:value-type="float" office:value="10">
            <text:p>10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table:formula="of:=[.A675]-[.A674]" office:value-type="float" office:value="10">
            <text:p>10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table:formula="of:=[.A676]-[.A675]" office:value-type="float" office:value="10">
            <text:p>10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table:formula="of:=[.A677]-[.A676]" office:value-type="float" office:value="10">
            <text:p>10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table:formula="of:=[.A678]-[.A677]" office:value-type="float" office:value="10">
            <text:p>10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table:formula="of:=[.A679]-[.A678]" office:value-type="float" office:value="11">
            <text:p>11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table:formula="of:=[.A680]-[.A679]" office:value-type="float" office:value="10">
            <text:p>10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table:formula="of:=[.A681]-[.A680]" office:value-type="float" office:value="11">
            <text:p>11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table:formula="of:=[.A682]-[.A681]" office:value-type="float" office:value="10">
            <text:p>10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table:formula="of:=[.A683]-[.A682]" office:value-type="float" office:value="11">
            <text:p>11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table:formula="of:=[.A684]-[.A683]" office:value-type="float" office:value="11">
            <text:p>11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table:formula="of:=[.A685]-[.A684]" office:value-type="float" office:value="11">
            <text:p>11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table:formula="of:=[.A686]-[.A685]" office:value-type="float" office:value="11">
            <text:p>11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table:formula="of:=[.A687]-[.A686]" office:value-type="float" office:value="11">
            <text:p>11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formula="of:=[.A688]-[.A687]" office:value-type="float" office:value="12">
            <text:p>1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formula="of:=[.A689]-[.A688]" office:value-type="float" office:value="11">
            <text:p>11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table:formula="of:=[.A690]-[.A689]" office:value-type="float" office:value="12">
            <text:p>12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table:formula="of:=[.A691]-[.A690]" office:value-type="float" office:value="12">
            <text:p>12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table:formula="of:=[.A692]-[.A691]" office:value-type="float" office:value="12">
            <text:p>12</text:p>
          </table:table-cell>
        </table:table-row>
        <table:table-row table:style-name="ro1">
          <table:table-cell office:value-type="float" office:value="2051">
            <text:p>2051</text:p>
          </table:table-cell>
          <table:table-cell table:formula="of:=[.A693]-[.A692]" office:value-type="float" office:value="12">
            <text:p>12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 table:formula="of:=[.A694]-[.A693]" office:value-type="float" office:value="12">
            <text:p>12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table:formula="of:=[.A695]-[.A694]" office:value-type="float" office:value="13">
            <text:p>13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table:formula="of:=[.A696]-[.A695]" office:value-type="float" office:value="12">
            <text:p>12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table:formula="of:=[.A697]-[.A696]" office:value-type="float" office:value="13">
            <text:p>13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table:formula="of:=[.A698]-[.A697]" office:value-type="float" office:value="13">
            <text:p>13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table:formula="of:=[.A699]-[.A698]" office:value-type="float" office:value="13">
            <text:p>13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table:formula="of:=[.A700]-[.A699]" office:value-type="float" office:value="13">
            <text:p>13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table:formula="of:=[.A701]-[.A700]" office:value-type="float" office:value="13">
            <text:p>13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table:formula="of:=[.A702]-[.A701]" office:value-type="float" office:value="14">
            <text:p>14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table:formula="of:=[.A703]-[.A702]" office:value-type="float" office:value="14">
            <text:p>14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table:formula="of:=[.A704]-[.A703]" office:value-type="float" office:value="13">
            <text:p>13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table:formula="of:=[.A705]-[.A704]" office:value-type="float" office:value="14">
            <text:p>14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table:formula="of:=[.A706]-[.A705]" office:value-type="float" office:value="15">
            <text:p>15</text:p>
          </table:table-cell>
        </table:table-row>
        <table:table-row table:style-name="ro1">
          <table:table-cell office:value-type="float" office:value="2237">
            <text:p>2237</text:p>
          </table:table-cell>
          <table:table-cell table:formula="of:=[.A707]-[.A706]" office:value-type="float" office:value="14">
            <text:p>14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table:formula="of:=[.A708]-[.A707]" office:value-type="float" office:value="15">
            <text:p>15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table:formula="of:=[.A709]-[.A708]" office:value-type="float" office:value="14">
            <text:p>14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table:formula="of:=[.A710]-[.A709]" office:value-type="float" office:value="15">
            <text:p>15</text:p>
          </table:table-cell>
        </table:table-row>
        <table:table-row table:style-name="ro1">
          <table:table-cell office:value-type="float" office:value="2297">
            <text:p>2297</text:p>
          </table:table-cell>
          <table:table-cell table:formula="of:=[.A711]-[.A710]" office:value-type="float" office:value="16">
            <text:p>16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table:formula="of:=[.A712]-[.A711]" office:value-type="float" office:value="15">
            <text:p>15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table:formula="of:=[.A713]-[.A712]" office:value-type="float" office:value="15">
            <text:p>15</text:p>
          </table:table-cell>
        </table:table-row>
        <table:table-row table:style-name="ro1">
          <table:table-cell office:value-type="float" office:value="2343">
            <text:p>2343</text:p>
          </table:table-cell>
          <table:table-cell table:formula="of:=[.A714]-[.A713]" office:value-type="float" office:value="16">
            <text:p>16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table:formula="of:=[.A715]-[.A714]" office:value-type="float" office:value="16">
            <text:p>16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table:formula="of:=[.A716]-[.A715]" office:value-type="float" office:value="17">
            <text:p>17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table:formula="of:=[.A717]-[.A716]" office:value-type="float" office:value="16">
            <text:p>16</text:p>
          </table:table-cell>
        </table:table-row>
        <table:table-row table:style-name="ro1">
          <table:table-cell office:value-type="float" office:value="2409">
            <text:p>2409</text:p>
          </table:table-cell>
          <table:table-cell table:formula="of:=[.A718]-[.A717]" office:value-type="float" office:value="17">
            <text:p>17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table:formula="of:=[.A719]-[.A718]" office:value-type="float" office:value="17">
            <text:p>17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table:formula="of:=[.A720]-[.A719]" office:value-type="float" office:value="17">
            <text:p>17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table:formula="of:=[.A721]-[.A720]" office:value-type="float" office:value="17">
            <text:p>17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table:formula="of:=[.A722]-[.A721]" office:value-type="float" office:value="18">
            <text:p>18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table:formula="of:=[.A723]-[.A722]" office:value-type="float" office:value="18">
            <text:p>18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table:formula="of:=[.A724]-[.A723]" office:value-type="float" office:value="18">
            <text:p>18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table:formula="of:=[.A725]-[.A724]" office:value-type="float" office:value="18">
            <text:p>18</text:p>
          </table:table-cell>
        </table:table-row>
        <table:table-row table:style-name="ro1">
          <table:table-cell office:value-type="float" office:value="2551">
            <text:p>2551</text:p>
          </table:table-cell>
          <table:table-cell table:formula="of:=[.A726]-[.A725]" office:value-type="float" office:value="19">
            <text:p>19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table:formula="of:=[.A727]-[.A726]" office:value-type="float" office:value="19">
            <text:p>19</text:p>
          </table:table-cell>
        </table:table-row>
        <table:table-row table:style-name="ro1">
          <table:table-cell office:value-type="float" office:value="2589">
            <text:p>2589</text:p>
          </table:table-cell>
          <table:table-cell table:formula="of:=[.A728]-[.A727]" office:value-type="float" office:value="19">
            <text:p>19</text:p>
          </table:table-cell>
        </table:table-row>
        <table:table-row table:style-name="ro1">
          <table:table-cell office:value-type="float" office:value="2609">
            <text:p>2609</text:p>
          </table:table-cell>
          <table:table-cell table:formula="of:=[.A729]-[.A728]" office:value-type="float" office:value="20">
            <text:p>20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table:formula="of:=[.A730]-[.A729]" office:value-type="float" office:value="20">
            <text:p>20</text:p>
          </table:table-cell>
        </table:table-row>
        <table:table-row table:style-name="ro1">
          <table:table-cell office:value-type="float" office:value="2649">
            <text:p>2649</text:p>
          </table:table-cell>
          <table:table-cell table:formula="of:=[.A731]-[.A730]" office:value-type="float" office:value="20">
            <text:p>20</text:p>
          </table:table-cell>
        </table:table-row>
        <table:table-row table:style-name="ro1">
          <table:table-cell office:value-type="float" office:value="2669">
            <text:p>2669</text:p>
          </table:table-cell>
          <table:table-cell table:formula="of:=[.A732]-[.A731]" office:value-type="float" office:value="20">
            <text:p>20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table:formula="of:=[.A733]-[.A732]" office:value-type="float" office:value="21">
            <text:p>21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table:formula="of:=[.A734]-[.A733]" office:value-type="float" office:value="21">
            <text:p>21</text:p>
          </table:table-cell>
        </table:table-row>
        <table:table-row table:style-name="ro1">
          <table:table-cell office:value-type="float" office:value="2733">
            <text:p>2733</text:p>
          </table:table-cell>
          <table:table-cell table:formula="of:=[.A735]-[.A734]" office:value-type="float" office:value="22">
            <text:p>22</text:p>
          </table:table-cell>
        </table:table-row>
        <table:table-row table:style-name="ro1">
          <table:table-cell office:value-type="float" office:value="2754">
            <text:p>2754</text:p>
          </table:table-cell>
          <table:table-cell table:formula="of:=[.A736]-[.A735]" office:value-type="float" office:value="21">
            <text:p>21</text:p>
          </table:table-cell>
        </table:table-row>
        <table:table-row table:style-name="ro1">
          <table:table-cell office:value-type="float" office:value="2777">
            <text:p>2777</text:p>
          </table:table-cell>
          <table:table-cell table:formula="of:=[.A737]-[.A736]" office:value-type="float" office:value="23">
            <text:p>23</text:p>
          </table:table-cell>
        </table:table-row>
        <table:table-row table:style-name="ro1">
          <table:table-cell office:value-type="float" office:value="2799">
            <text:p>2799</text:p>
          </table:table-cell>
          <table:table-cell table:formula="of:=[.A738]-[.A737]" office:value-type="float" office:value="22">
            <text:p>22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table:formula="of:=[.A739]-[.A738]" office:value-type="float" office:value="23">
            <text:p>23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table:formula="of:=[.A740]-[.A739]" office:value-type="float" office:value="23">
            <text:p>23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table:formula="of:=[.A741]-[.A740]" office:value-type="float" office:value="24">
            <text:p>24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table:formula="of:=[.A742]-[.A741]" office:value-type="float" office:value="24">
            <text:p>24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table:formula="of:=[.A743]-[.A742]" office:value-type="float" office:value="24">
            <text:p>24</text:p>
          </table:table-cell>
        </table:table-row>
        <table:table-row table:style-name="ro1">
          <table:table-cell office:value-type="float" office:value="2942">
            <text:p>2942</text:p>
          </table:table-cell>
          <table:table-cell table:formula="of:=[.A744]-[.A743]" office:value-type="float" office:value="25">
            <text:p>25</text:p>
          </table:table-cell>
        </table:table-row>
        <table:table-row table:style-name="ro1">
          <table:table-cell office:value-type="float" office:value="2967">
            <text:p>2967</text:p>
          </table:table-cell>
          <table:table-cell table:formula="of:=[.A745]-[.A744]" office:value-type="float" office:value="25">
            <text:p>25</text:p>
          </table:table-cell>
        </table:table-row>
        <table:table-row table:style-name="ro1">
          <table:table-cell office:value-type="float" office:value="2993">
            <text:p>2993</text:p>
          </table:table-cell>
          <table:table-cell table:formula="of:=[.A746]-[.A745]" office:value-type="float" office:value="26">
            <text:p>26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table:formula="of:=[.A747]-[.A746]" office:value-type="float" office:value="26">
            <text:p>26</text:p>
          </table:table-cell>
        </table:table-row>
        <table:table-row table:style-name="ro1">
          <table:table-cell office:value-type="float" office:value="3046">
            <text:p>3046</text:p>
          </table:table-cell>
          <table:table-cell table:formula="of:=[.A748]-[.A747]" office:value-type="float" office:value="27">
            <text:p>27</text:p>
          </table:table-cell>
        </table:table-row>
        <table:table-row table:style-name="ro1">
          <table:table-cell office:value-type="float" office:value="3073">
            <text:p>3073</text:p>
          </table:table-cell>
          <table:table-cell table:formula="of:=[.A749]-[.A748]" office:value-type="float" office:value="27">
            <text:p>27</text:p>
          </table:table-cell>
        </table:table-row>
        <table:table-row table:style-name="ro1">
          <table:table-cell office:value-type="float" office:value="3101">
            <text:p>3101</text:p>
          </table:table-cell>
          <table:table-cell table:formula="of:=[.A750]-[.A749]" office:value-type="float" office:value="28">
            <text:p>28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table:formula="of:=[.A751]-[.A750]" office:value-type="float" office:value="28">
            <text:p>28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table:formula="of:=[.A752]-[.A751]" office:value-type="float" office:value="28">
            <text:p>28</text:p>
          </table:table-cell>
        </table:table-row>
        <table:table-row table:style-name="ro1">
          <table:table-cell office:value-type="float" office:value="3186">
            <text:p>3186</text:p>
          </table:table-cell>
          <table:table-cell table:formula="of:=[.A753]-[.A752]" office:value-type="float" office:value="29">
            <text:p>29</text:p>
          </table:table-cell>
        </table:table-row>
        <table:table-row table:style-name="ro1">
          <table:table-cell office:value-type="float" office:value="3216">
            <text:p>3216</text:p>
          </table:table-cell>
          <table:table-cell table:formula="of:=[.A754]-[.A753]" office:value-type="float" office:value="30">
            <text:p>30</text:p>
          </table:table-cell>
        </table:table-row>
        <table:table-row table:style-name="ro1">
          <table:table-cell office:value-type="float" office:value="3246">
            <text:p>3246</text:p>
          </table:table-cell>
          <table:table-cell table:formula="of:=[.A755]-[.A754]" office:value-type="float" office:value="30">
            <text:p>30</text:p>
          </table:table-cell>
        </table:table-row>
        <table:table-row table:style-name="ro1">
          <table:table-cell office:value-type="float" office:value="3277">
            <text:p>3277</text:p>
          </table:table-cell>
          <table:table-cell table:formula="of:=[.A756]-[.A755]" office:value-type="float" office:value="31">
            <text:p>31</text:p>
          </table:table-cell>
        </table:table-row>
        <table:table-row table:style-name="ro1">
          <table:table-cell office:value-type="float" office:value="3309">
            <text:p>3309</text:p>
          </table:table-cell>
          <table:table-cell table:formula="of:=[.A757]-[.A756]" office:value-type="float" office:value="32">
            <text:p>32</text:p>
          </table:table-cell>
        </table:table-row>
        <table:table-row table:style-name="ro1">
          <table:table-cell office:value-type="float" office:value="3341">
            <text:p>3341</text:p>
          </table:table-cell>
          <table:table-cell table:formula="of:=[.A758]-[.A757]" office:value-type="float" office:value="32">
            <text:p>32</text:p>
          </table:table-cell>
        </table:table-row>
        <table:table-row table:style-name="ro1">
          <table:table-cell office:value-type="float" office:value="3373">
            <text:p>3373</text:p>
          </table:table-cell>
          <table:table-cell table:formula="of:=[.A759]-[.A758]" office:value-type="float" office:value="32">
            <text:p>32</text:p>
          </table:table-cell>
        </table:table-row>
        <table:table-row table:style-name="ro1">
          <table:table-cell office:value-type="float" office:value="3406">
            <text:p>3406</text:p>
          </table:table-cell>
          <table:table-cell table:formula="of:=[.A760]-[.A759]" office:value-type="float" office:value="33">
            <text:p>33</text:p>
          </table:table-cell>
        </table:table-row>
        <table:table-row table:style-name="ro1">
          <table:table-cell office:value-type="float" office:value="3440">
            <text:p>3440</text:p>
          </table:table-cell>
          <table:table-cell table:formula="of:=[.A761]-[.A760]" office:value-type="float" office:value="34">
            <text:p>34</text:p>
          </table:table-cell>
        </table:table-row>
        <table:table-row table:style-name="ro1">
          <table:table-cell office:value-type="float" office:value="3475">
            <text:p>3475</text:p>
          </table:table-cell>
          <table:table-cell table:formula="of:=[.A762]-[.A761]" office:value-type="float" office:value="35">
            <text:p>35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table:formula="of:=[.A763]-[.A762]" office:value-type="float" office:value="35">
            <text:p>35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table:formula="of:=[.A764]-[.A763]" office:value-type="float" office:value="36">
            <text:p>36</text:p>
          </table:table-cell>
        </table:table-row>
        <table:table-row table:style-name="ro1">
          <table:table-cell office:value-type="float" office:value="3583">
            <text:p>3583</text:p>
          </table:table-cell>
          <table:table-cell table:formula="of:=[.A765]-[.A764]" office:value-type="float" office:value="37">
            <text:p>37</text:p>
          </table:table-cell>
        </table:table-row>
        <table:table-row table:style-name="ro1">
          <table:table-cell office:value-type="float" office:value="3621">
            <text:p>3621</text:p>
          </table:table-cell>
          <table:table-cell table:formula="of:=[.A766]-[.A765]" office:value-type="float" office:value="38">
            <text:p>38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table:formula="of:=[.A767]-[.A766]" office:value-type="float" office:value="38">
            <text:p>38</text:p>
          </table:table-cell>
        </table:table-row>
        <table:table-row table:style-name="ro1">
          <table:table-cell office:value-type="float" office:value="3698">
            <text:p>3698</text:p>
          </table:table-cell>
          <table:table-cell table:formula="of:=[.A768]-[.A767]" office:value-type="float" office:value="39">
            <text:p>39</text:p>
          </table:table-cell>
        </table:table-row>
        <table:table-row table:style-name="ro1">
          <table:table-cell office:value-type="float" office:value="3738">
            <text:p>3738</text:p>
          </table:table-cell>
          <table:table-cell table:formula="of:=[.A769]-[.A768]" office:value-type="float" office:value="40">
            <text:p>40</text:p>
          </table:table-cell>
        </table:table-row>
        <table:table-row table:style-name="ro1">
          <table:table-cell office:value-type="float" office:value="3779">
            <text:p>3779</text:p>
          </table:table-cell>
          <table:table-cell table:formula="of:=[.A770]-[.A769]" office:value-type="float" office:value="41">
            <text:p>41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table:formula="of:=[.A771]-[.A770]" office:value-type="float" office:value="42">
            <text:p>42</text:p>
          </table:table-cell>
        </table:table-row>
        <table:table-row table:style-name="ro1">
          <table:table-cell office:value-type="float" office:value="3864">
            <text:p>3864</text:p>
          </table:table-cell>
          <table:table-cell table:formula="of:=[.A772]-[.A771]" office:value-type="float" office:value="43">
            <text:p>43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table:formula="of:=[.A773]-[.A772]" office:value-type="float" office:value="43">
            <text:p>43</text:p>
          </table:table-cell>
        </table:table-row>
        <table:table-row table:style-name="ro1">
          <table:table-cell office:value-type="float" office:value="3952">
            <text:p>3952</text:p>
          </table:table-cell>
          <table:table-cell table:formula="of:=[.A774]-[.A773]" office:value-type="float" office:value="45">
            <text:p>45</text:p>
          </table:table-cell>
        </table:table-row>
        <table:table-row table:style-name="ro1">
          <table:table-cell office:value-type="float" office:value="3998">
            <text:p>3998</text:p>
          </table:table-cell>
          <table:table-cell table:formula="of:=[.A775]-[.A774]" office:value-type="float" office:value="46">
            <text:p>46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table:formula="of:=[.A776]-[.A775]" office:value-type="float" office:value="47">
            <text:p>47</text:p>
          </table:table-cell>
        </table:table-row>
        <table:table-row table:style-name="ro1">
          <table:table-cell office:value-type="float" office:value="4093">
            <text:p>4093</text:p>
          </table:table-cell>
          <table:table-cell table:formula="of:=[.A777]-[.A776]" office:value-type="float" office:value="48">
            <text:p>48</text:p>
          </table:table-cell>
        </table:table-row>
        <table:table-row table:style-name="ro1">
          <table:table-cell office:value-type="float" office:value="4142">
            <text:p>4142</text:p>
          </table:table-cell>
          <table:table-cell table:formula="of:=[.A778]-[.A777]" office:value-type="float" office:value="49">
            <text:p>49</text:p>
          </table:table-cell>
        </table:table-row>
        <table:table-row table:style-name="ro1">
          <table:table-cell office:value-type="float" office:value="4192">
            <text:p>4192</text:p>
          </table:table-cell>
          <table:table-cell table:formula="of:=[.A779]-[.A778]" office:value-type="float" office:value="50">
            <text:p>50</text:p>
          </table:table-cell>
        </table:table-row>
        <table:table-row table:style-name="ro1">
          <table:table-cell office:value-type="float" office:value="4243">
            <text:p>4243</text:p>
          </table:table-cell>
          <table:table-cell table:formula="of:=[.A780]-[.A779]" office:value-type="float" office:value="51">
            <text:p>51</text:p>
          </table:table-cell>
        </table:table-row>
        <table:table-row table:style-name="ro1">
          <table:table-cell office:value-type="float" office:value="4296">
            <text:p>4296</text:p>
          </table:table-cell>
          <table:table-cell table:formula="of:=[.A781]-[.A780]" office:value-type="float" office:value="53">
            <text:p>53</text:p>
          </table:table-cell>
        </table:table-row>
        <table:table-row table:style-name="ro1">
          <table:table-cell office:value-type="float" office:value="4350">
            <text:p>4350</text:p>
          </table:table-cell>
          <table:table-cell table:formula="of:=[.A782]-[.A781]" office:value-type="float" office:value="54">
            <text:p>54</text:p>
          </table:table-cell>
        </table:table-row>
        <table:table-row table:style-name="ro1">
          <table:table-cell office:value-type="float" office:value="4406">
            <text:p>4406</text:p>
          </table:table-cell>
          <table:table-cell table:formula="of:=[.A783]-[.A782]" office:value-type="float" office:value="56">
            <text:p>56</text:p>
          </table:table-cell>
        </table:table-row>
        <table:table-row table:style-name="ro1">
          <table:table-cell office:value-type="float" office:value="4463">
            <text:p>4463</text:p>
          </table:table-cell>
          <table:table-cell table:formula="of:=[.A784]-[.A783]" office:value-type="float" office:value="57">
            <text:p>57</text:p>
          </table:table-cell>
        </table:table-row>
        <table:table-row table:style-name="ro1">
          <table:table-cell office:value-type="float" office:value="4521">
            <text:p>4521</text:p>
          </table:table-cell>
          <table:table-cell table:formula="of:=[.A785]-[.A784]" office:value-type="float" office:value="58">
            <text:p>58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table:formula="of:=[.A786]-[.A785]" office:value-type="float" office:value="60">
            <text:p>60</text:p>
          </table:table-cell>
        </table:table-row>
        <table:table-row table:style-name="ro1">
          <table:table-cell office:value-type="float" office:value="4643">
            <text:p>4643</text:p>
          </table:table-cell>
          <table:table-cell table:formula="of:=[.A787]-[.A786]" office:value-type="float" office:value="62">
            <text:p>62</text:p>
          </table:table-cell>
        </table:table-row>
        <table:table-row table:style-name="ro1">
          <table:table-cell office:value-type="float" office:value="4706">
            <text:p>4706</text:p>
          </table:table-cell>
          <table:table-cell table:formula="of:=[.A788]-[.A787]" office:value-type="float" office:value="63">
            <text:p>63</text:p>
          </table:table-cell>
        </table:table-row>
        <table:table-row table:style-name="ro1">
          <table:table-cell office:value-type="float" office:value="4771">
            <text:p>4771</text:p>
          </table:table-cell>
          <table:table-cell table:formula="of:=[.A789]-[.A788]" office:value-type="float" office:value="65">
            <text:p>65</text:p>
          </table:table-cell>
        </table:table-row>
        <table:table-row table:style-name="ro1">
          <table:table-cell office:value-type="float" office:value="4838">
            <text:p>4838</text:p>
          </table:table-cell>
          <table:table-cell table:formula="of:=[.A790]-[.A789]" office:value-type="float" office:value="67">
            <text:p>67</text:p>
          </table:table-cell>
        </table:table-row>
        <table:table-row table:style-name="ro1">
          <table:table-cell office:value-type="float" office:value="4906">
            <text:p>4906</text:p>
          </table:table-cell>
          <table:table-cell table:formula="of:=[.A791]-[.A790]" office:value-type="float" office:value="68">
            <text:p>68</text:p>
          </table:table-cell>
        </table:table-row>
        <table:table-row table:style-name="ro1">
          <table:table-cell office:value-type="float" office:value="4977">
            <text:p>4977</text:p>
          </table:table-cell>
          <table:table-cell table:formula="of:=[.A792]-[.A791]" office:value-type="float" office:value="71">
            <text:p>71</text:p>
          </table:table-cell>
        </table:table-row>
        <table:table-row table:style-name="ro1">
          <table:table-cell office:value-type="float" office:value="5050">
            <text:p>5050</text:p>
          </table:table-cell>
          <table:table-cell table:formula="of:=[.A793]-[.A792]" office:value-type="float" office:value="73">
            <text:p>73</text:p>
          </table:table-cell>
        </table:table-row>
        <table:table-row table:style-name="ro1">
          <table:table-cell office:value-type="float" office:value="5125">
            <text:p>5125</text:p>
          </table:table-cell>
          <table:table-cell table:formula="of:=[.A794]-[.A793]" office:value-type="float" office:value="75">
            <text:p>75</text:p>
          </table:table-cell>
        </table:table-row>
        <table:table-row table:style-name="ro1">
          <table:table-cell office:value-type="float" office:value="5202">
            <text:p>5202</text:p>
          </table:table-cell>
          <table:table-cell table:formula="of:=[.A795]-[.A794]" office:value-type="float" office:value="77">
            <text:p>77</text:p>
          </table:table-cell>
        </table:table-row>
        <table:table-row table:style-name="ro1">
          <table:table-cell office:value-type="float" office:value="5282">
            <text:p>5282</text:p>
          </table:table-cell>
          <table:table-cell table:formula="of:=[.A796]-[.A795]" office:value-type="float" office:value="80">
            <text:p>80</text:p>
          </table:table-cell>
        </table:table-row>
        <table:table-row table:style-name="ro1">
          <table:table-cell office:value-type="float" office:value="5364">
            <text:p>5364</text:p>
          </table:table-cell>
          <table:table-cell table:formula="of:=[.A797]-[.A796]" office:value-type="float" office:value="82">
            <text:p>82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table:formula="of:=[.A798]-[.A797]" office:value-type="float" office:value="84">
            <text:p>84</text:p>
          </table:table-cell>
        </table:table-row>
        <table:table-row table:style-name="ro1">
          <table:table-cell office:value-type="float" office:value="5535">
            <text:p>5535</text:p>
          </table:table-cell>
          <table:table-cell table:formula="of:=[.A799]-[.A798]" office:value-type="float" office:value="87">
            <text:p>87</text:p>
          </table:table-cell>
        </table:table-row>
        <table:table-row table:style-name="ro1">
          <table:table-cell office:value-type="float" office:value="5626">
            <text:p>5626</text:p>
          </table:table-cell>
          <table:table-cell table:formula="of:=[.A800]-[.A799]" office:value-type="float" office:value="91">
            <text:p>91</text:p>
          </table:table-cell>
        </table:table-row>
        <table:table-row table:style-name="ro1">
          <table:table-cell office:value-type="float" office:value="5719">
            <text:p>5719</text:p>
          </table:table-cell>
          <table:table-cell table:formula="of:=[.A801]-[.A800]" office:value-type="float" office:value="93">
            <text:p>93</text:p>
          </table:table-cell>
        </table:table-row>
        <table:table-row table:style-name="ro1">
          <table:table-cell office:value-type="float" office:value="5815">
            <text:p>5815</text:p>
          </table:table-cell>
          <table:table-cell table:formula="of:=[.A802]-[.A801]" office:value-type="float" office:value="96">
            <text:p>96</text:p>
          </table:table-cell>
        </table:table-row>
        <table:table-row table:style-name="ro1">
          <table:table-cell office:value-type="float" office:value="5915">
            <text:p>5915</text:p>
          </table:table-cell>
          <table:table-cell table:formula="of:=[.A803]-[.A802]" office:value-type="float" office:value="100">
            <text:p>100</text:p>
          </table:table-cell>
        </table:table-row>
        <table:table-row table:style-name="ro1">
          <table:table-cell office:value-type="float" office:value="6018">
            <text:p>6018</text:p>
          </table:table-cell>
          <table:table-cell table:formula="of:=[.A804]-[.A803]" office:value-type="float" office:value="103">
            <text:p>103</text:p>
          </table:table-cell>
        </table:table-row>
        <table:table-row table:style-name="ro1">
          <table:table-cell office:value-type="float" office:value="6124">
            <text:p>6124</text:p>
          </table:table-cell>
          <table:table-cell table:formula="of:=[.A805]-[.A804]" office:value-type="float" office:value="106">
            <text:p>106</text:p>
          </table:table-cell>
        </table:table-row>
        <table:table-row table:style-name="ro1">
          <table:table-cell office:value-type="float" office:value="6235">
            <text:p>6235</text:p>
          </table:table-cell>
          <table:table-cell table:formula="of:=[.A806]-[.A805]" office:value-type="float" office:value="111">
            <text:p>111</text:p>
          </table:table-cell>
        </table:table-row>
        <table:table-row table:style-name="ro1">
          <table:table-cell office:value-type="float" office:value="6349">
            <text:p>6349</text:p>
          </table:table-cell>
          <table:table-cell table:formula="of:=[.A807]-[.A806]" office:value-type="float" office:value="114">
            <text:p>114</text:p>
          </table:table-cell>
        </table:table-row>
        <table:table-row table:style-name="ro1">
          <table:table-cell office:value-type="float" office:value="6468">
            <text:p>6468</text:p>
          </table:table-cell>
          <table:table-cell table:formula="of:=[.A808]-[.A807]" office:value-type="float" office:value="119">
            <text:p>119</text:p>
          </table:table-cell>
        </table:table-row>
        <table:table-row table:style-name="ro1">
          <table:table-cell office:value-type="float" office:value="6592">
            <text:p>6592</text:p>
          </table:table-cell>
          <table:table-cell table:formula="of:=[.A809]-[.A808]" office:value-type="float" office:value="124">
            <text:p>124</text:p>
          </table:table-cell>
        </table:table-row>
        <table:table-row table:style-name="ro1">
          <table:table-cell office:value-type="float" office:value="6720">
            <text:p>6720</text:p>
          </table:table-cell>
          <table:table-cell table:formula="of:=[.A810]-[.A809]" office:value-type="float" office:value="128">
            <text:p>128</text:p>
          </table:table-cell>
        </table:table-row>
        <table:table-row table:style-name="ro1">
          <table:table-cell office:value-type="float" office:value="6853">
            <text:p>6853</text:p>
          </table:table-cell>
          <table:table-cell table:formula="of:=[.A811]-[.A810]" office:value-type="float" office:value="133">
            <text:p>133</text:p>
          </table:table-cell>
        </table:table-row>
        <table:table-row table:style-name="ro1">
          <table:table-cell office:value-type="float" office:value="6992">
            <text:p>6992</text:p>
          </table:table-cell>
          <table:table-cell table:formula="of:=[.A812]-[.A811]" office:value-type="float" office:value="139">
            <text:p>139</text:p>
          </table:table-cell>
        </table:table-row>
        <table:table-row table:style-name="ro1">
          <table:table-cell office:value-type="float" office:value="7137">
            <text:p>7137</text:p>
          </table:table-cell>
          <table:table-cell table:formula="of:=[.A813]-[.A812]" office:value-type="float" office:value="145">
            <text:p>145</text:p>
          </table:table-cell>
        </table:table-row>
        <table:table-row table:style-name="ro1">
          <table:table-cell office:value-type="float" office:value="7287">
            <text:p>7287</text:p>
          </table:table-cell>
          <table:table-cell table:formula="of:=[.A814]-[.A813]" office:value-type="float" office:value="150">
            <text:p>150</text:p>
          </table:table-cell>
        </table:table-row>
        <table:table-row table:style-name="ro1">
          <table:table-cell office:value-type="float" office:value="7444">
            <text:p>7444</text:p>
          </table:table-cell>
          <table:table-cell table:formula="of:=[.A815]-[.A814]" office:value-type="float" office:value="157">
            <text:p>157</text:p>
          </table:table-cell>
        </table:table-row>
        <table:table-row table:style-name="ro1">
          <table:table-cell office:value-type="float" office:value="7608">
            <text:p>7608</text:p>
          </table:table-cell>
          <table:table-cell table:formula="of:=[.A816]-[.A815]" office:value-type="float" office:value="164">
            <text:p>164</text:p>
          </table:table-cell>
        </table:table-row>
        <table:table-row table:style-name="ro1">
          <table:table-cell office:value-type="float" office:value="7779">
            <text:p>7779</text:p>
          </table:table-cell>
          <table:table-cell table:formula="of:=[.A817]-[.A816]" office:value-type="float" office:value="171">
            <text:p>171</text:p>
          </table:table-cell>
        </table:table-row>
        <table:table-row table:style-name="ro1">
          <table:table-cell office:value-type="float" office:value="7959">
            <text:p>7959</text:p>
          </table:table-cell>
          <table:table-cell table:formula="of:=[.A818]-[.A817]" office:value-type="float" office:value="180">
            <text:p>180</text:p>
          </table:table-cell>
        </table:table-row>
        <table:table-row table:style-name="ro1">
          <table:table-cell office:value-type="float" office:value="8146">
            <text:p>8146</text:p>
          </table:table-cell>
          <table:table-cell table:formula="of:=[.A819]-[.A818]" office:value-type="float" office:value="187">
            <text:p>187</text:p>
          </table:table-cell>
        </table:table-row>
        <table:table-row table:style-name="ro1">
          <table:table-cell office:value-type="float" office:value="8343">
            <text:p>8343</text:p>
          </table:table-cell>
          <table:table-cell table:formula="of:=[.A820]-[.A819]" office:value-type="float" office:value="197">
            <text:p>197</text:p>
          </table:table-cell>
        </table:table-row>
        <table:table-row table:style-name="ro1">
          <table:table-cell office:value-type="float" office:value="8550">
            <text:p>8550</text:p>
          </table:table-cell>
          <table:table-cell table:formula="of:=[.A821]-[.A820]" office:value-type="float" office:value="207">
            <text:p>207</text:p>
          </table:table-cell>
        </table:table-row>
        <table:table-row table:style-name="ro1">
          <table:table-cell office:value-type="float" office:value="8767">
            <text:p>8767</text:p>
          </table:table-cell>
          <table:table-cell table:formula="of:=[.A822]-[.A821]" office:value-type="float" office:value="217">
            <text:p>217</text:p>
          </table:table-cell>
        </table:table-row>
        <table:table-row table:style-name="ro1">
          <table:table-cell office:value-type="float" office:value="8995">
            <text:p>8995</text:p>
          </table:table-cell>
          <table:table-cell table:formula="of:=[.A823]-[.A822]" office:value-type="float" office:value="228">
            <text:p>228</text:p>
          </table:table-cell>
        </table:table-row>
        <table:table-row table:style-name="ro1">
          <table:table-cell office:value-type="float" office:value="9235">
            <text:p>9235</text:p>
          </table:table-cell>
          <table:table-cell table:formula="of:=[.A824]-[.A823]" office:value-type="float" office:value="240">
            <text:p>240</text:p>
          </table:table-cell>
        </table:table-row>
        <table:table-row table:style-name="ro1">
          <table:table-cell office:value-type="float" office:value="9489">
            <text:p>9489</text:p>
          </table:table-cell>
          <table:table-cell table:formula="of:=[.A825]-[.A824]" office:value-type="float" office:value="254">
            <text:p>254</text:p>
          </table:table-cell>
        </table:table-row>
        <table:table-row table:style-name="ro1">
          <table:table-cell office:value-type="float" office:value="9757">
            <text:p>9757</text:p>
          </table:table-cell>
          <table:table-cell table:formula="of:=[.A826]-[.A825]" office:value-type="float" office:value="268">
            <text:p>2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Light" style:language-asian="zh" style:country-asian="CN" style:font-name-complex="DejaVu Sans Light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15.07.2012</text:date>, <text:time>22:18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5T22:18:00</dc:date>
    <meta:generator>LibreOffice/3.4$Linux LibreOffice_project/340m1$Build-402</meta:generator>
    <meta:editing-duration>PT16M22S</meta:editing-duration>
    <meta:editing-cycles>2</meta:editing-cycles>
    <meta:document-statistic meta:table-count="1" meta:cell-count="16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1F4FBE6C.gif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1cm" chart:symbol-height="0.1cm">
        <chart:symbol-image xlink:href="Pictures/100002000000000A0000000A1F4FBE6C.gif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1cm" chart:symbol-height="0.1cm" chart:data-label-number="value" chart:data-label-text="false" chart:data-label-symbol="fals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122cm" svg:y="0.316cm" chart:style-name="ch2">
          <text:p>Difference to the Foregoing Value in Relation to the Depth</text:p>
        </chart:title>
        <chart:plot-area chart:style-name="ch3" table:cell-range-address="Tabelle1.A2:Tabelle1.B826 Tabelle1.B1:Tabelle1.B1" chart:data-source-has-labels="row" svg:x="1.314cm" svg:y="1.661cm" svg:width="14.046cm" svg:height="6.195cm">
          <chartooo:coordinate-region svg:x="2.147cm" svg:y="1.857cm" svg:width="12.726cm" svg:height="5.36cm"/>
          <chart:axis chart:dimension="x" chart:name="primary-x" chart:style-name="ch4">
            <chart:title svg:x="7.477cm" svg:y="8.037cm" chart:style-name="ch5">
              <text:p>Depth [mm]</text:p>
            </chart:title>
          </chart:axis>
          <chart:axis chart:dimension="y" chart:name="primary-y" chart:style-name="ch4">
            <chart:title svg:x="0.451cm" svg:y="6.914cm" chart:style-name="ch6">
              <text:p>Distance between values[mm]</text:p>
            </chart:title>
            <chart:grid chart:style-name="ch7" chart:class="major"/>
          </chart:axis>
          <chart:series chart:style-name="ch8" chart:values-cell-range-address="Tabelle1.B2:Tabelle1.B826" chart:label-cell-address="Tabelle1.B1:Tabelle1.B1" chart:class="chart:scatter">
            <chart:domain table:cell-range-address="Tabelle1.A2:Tabelle1.A826"/>
            <chart:data-point chart:repeated="824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Difference to the foregoing value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826</svg:desc>
                </draw:g>
              </table:table-cell>
              <table:table-cell office:value-type="float" office:value="NaN">
                <text:p>NaN</text:p>
                <draw:g>
                  <svg:desc>Tabelle1.B2:Tabelle1.B8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9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2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3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4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6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">
                <text:p>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8">
                <text:p>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9">
                <text:p>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1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2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4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5">
                <text:p>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6">
                <text:p>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7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8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9">
                <text:p>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1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2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3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4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5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6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2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4">
                <text:p>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5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6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7">
                <text:p>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8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9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1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2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3">
                <text:p>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4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5">
                <text:p>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6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7">
                <text:p>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8">
                <text:p>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9">
                <text:p>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1">
                <text:p>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2">
                <text:p>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3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4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5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6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7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8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9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0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1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2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3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4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5">
                <text:p>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6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7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8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9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0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1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2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3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4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6">
                <text:p>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7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8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1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3">
                <text:p>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4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6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7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8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9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0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1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2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3">
                <text:p>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4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5">
                <text:p>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6">
                <text:p>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7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8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9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0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1">
                <text:p>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2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3">
                <text:p>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4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5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6">
                <text:p>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7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8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9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0">
                <text:p>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1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2">
                <text:p>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3">
                <text:p>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4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5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6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7">
                <text:p>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8">
                <text:p>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9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0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1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2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3">
                <text:p>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5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6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7">
                <text:p>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8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9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0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1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2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3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4">
                <text:p>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5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6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7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8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9">
                <text:p>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1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2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3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4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5">
                <text:p>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6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7">
                <text:p>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8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9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0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1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2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3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4">
                <text:p>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5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6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7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78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9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0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81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82">
                <text:p>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3">
                <text:p>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4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5">
                <text:p>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6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7">
                <text:p>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8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9">
                <text:p>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0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1">
                <text:p>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2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3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4">
                <text:p>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5">
                <text:p>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6">
                <text:p>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7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8">
                <text:p>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9">
                <text:p>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1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2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3">
                <text:p>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4">
                <text:p>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05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6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07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8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0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1">
                <text:p>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2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3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5">
                <text:p>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6">
                <text:p>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7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8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9">
                <text:p>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0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1">
                <text:p>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2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3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4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5">
                <text:p>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6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7">
                <text:p>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8">
                <text:p>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9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0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1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32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3">
                <text:p>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34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35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6">
                <text:p>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7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38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39">
                <text:p>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40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41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42">
                <text:p>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43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4">
                <text:p>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45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46">
                <text:p>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47">
                <text:p>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8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49">
                <text:p>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50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1">
                <text:p>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52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3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4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6">
                <text:p>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57">
                <text:p>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58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9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60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61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62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63">
                <text:p>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4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65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66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67">
                <text:p>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68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69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71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72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73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74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75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76">
                <text:p>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77">
                <text:p>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8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79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0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81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82">
                <text:p>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3">
                <text:p>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4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5">
                <text:p>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6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87">
                <text:p>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8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89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90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1">
                <text:p>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92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93">
                <text:p>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94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5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96">
                <text:p>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7">
                <text:p>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8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99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1">
                <text:p>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2">
                <text:p>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3">
                <text:p>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4">
                <text:p>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5">
                <text:p>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6">
                <text:p>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7">
                <text:p>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8">
                <text:p>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9">
                <text:p>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1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12">
                <text:p>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13">
                <text:p>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14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15">
                <text:p>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6">
                <text:p>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17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18">
                <text:p>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19">
                <text:p>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20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22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23">
                <text:p>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24">
                <text:p>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5">
                <text:p>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26">
                <text:p>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7">
                <text:p>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8">
                <text:p>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9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1">
                <text:p>6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32">
                <text:p>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3">
                <text:p>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4">
                <text:p>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5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">
                <text:p>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">
                <text:p>6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0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1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2">
                <text:p>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4">
                <text:p>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5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46">
                <text:p>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47">
                <text:p>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48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0">
                <text:p>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1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2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3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55">
                <text:p>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56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57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58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60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61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2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63">
                <text:p>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65">
                <text:p>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67">
                <text:p>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69">
                <text:p>6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70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71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72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74">
                <text:p>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75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76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78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79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80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82">
                <text:p>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83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84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86">
                <text:p>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87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89">
                <text:p>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90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93">
                <text:p>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94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95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97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8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00">
                <text:p>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1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3">
                <text:p>7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04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5">
                <text:p>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07">
                <text:p>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08">
                <text:p>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10">
                <text:p>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11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13">
                <text:p>7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14">
                <text:p>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16">
                <text:p>7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7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19">
                <text:p>7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20">
                <text:p>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22">
                <text:p>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23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25">
                <text:p>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26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28">
                <text:p>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29">
                <text:p>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31">
                <text:p>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32">
                <text:p>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4">
                <text:p>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36">
                <text:p>7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37">
                <text:p>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39">
                <text:p>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40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42">
                <text:p>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43">
                <text:p>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45">
                <text:p>7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47">
                <text:p>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48">
                <text:p>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50">
                <text:p>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52">
                <text:p>7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53">
                <text:p>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55">
                <text:p>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56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58">
                <text:p>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60">
                <text:p>7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61">
                <text:p>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63">
                <text:p>7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65">
                <text:p>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67">
                <text:p>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68">
                <text:p>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70">
                <text:p>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72">
                <text:p>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73">
                <text:p>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75">
                <text:p>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77">
                <text:p>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79">
                <text:p>7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80">
                <text:p>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82">
                <text:p>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84">
                <text:p>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86">
                <text:p>7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88">
                <text:p>7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89">
                <text:p>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91">
                <text:p>7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93">
                <text:p>7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95">
                <text:p>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97">
                <text:p>7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98">
                <text:p>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00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02">
                <text:p>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04">
                <text:p>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06">
                <text:p>8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08">
                <text:p>8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10">
                <text:p>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12">
                <text:p>8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14">
                <text:p>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15">
                <text:p>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17">
                <text:p>8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9">
                <text:p>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21">
                <text:p>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23">
                <text:p>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25">
                <text:p>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27">
                <text:p>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29">
                <text:p>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31">
                <text:p>8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33">
                <text:p>8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35">
                <text:p>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37">
                <text:p>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39">
                <text:p>8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41">
                <text:p>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43">
                <text:p>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45">
                <text:p>8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48">
                <text:p>8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50">
                <text:p>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2">
                <text:p>8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4">
                <text:p>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56">
                <text:p>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58">
                <text:p>8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60">
                <text:p>8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62">
                <text:p>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65">
                <text:p>8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67">
                <text:p>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69">
                <text:p>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71">
                <text:p>8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73">
                <text:p>8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75">
                <text:p>8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78">
                <text:p>8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80">
                <text:p>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82">
                <text:p>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84">
                <text:p>8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87">
                <text:p>8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89">
                <text:p>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91">
                <text:p>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94">
                <text:p>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96">
                <text:p>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98">
                <text:p>8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01">
                <text:p>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03">
                <text:p>9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5">
                <text:p>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08">
                <text:p>9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10">
                <text:p>9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13">
                <text:p>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15">
                <text:p>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17">
                <text:p>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20">
                <text:p>9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22">
                <text:p>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25">
                <text:p>9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27">
                <text:p>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30">
                <text:p>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32">
                <text:p>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35">
                <text:p>9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37">
                <text:p>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40">
                <text:p>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42">
                <text:p>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45">
                <text:p>9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48">
                <text:p>9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50">
                <text:p>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53">
                <text:p>9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55">
                <text:p>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58">
                <text:p>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61">
                <text:p>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63">
                <text:p>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66">
                <text:p>9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69">
                <text:p>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72">
                <text:p>9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74">
                <text:p>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77">
                <text:p>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80">
                <text:p>9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83">
                <text:p>9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85">
                <text:p>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88">
                <text:p>9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91">
                <text:p>9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94">
                <text:p>9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00">
                <text:p>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03">
                <text:p>1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06">
                <text:p>10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08">
                <text:p>1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11">
                <text:p>10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14">
                <text:p>10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17">
                <text:p>1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20">
                <text:p>10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23">
                <text:p>10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26">
                <text:p>10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30">
                <text:p>10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33">
                <text:p>10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36">
                <text:p>10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39">
                <text:p>1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42">
                <text:p>10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45">
                <text:p>10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48">
                <text:p>10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52">
                <text:p>1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55">
                <text:p>10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58">
                <text:p>10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1">
                <text:p>10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64">
                <text:p>10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68">
                <text:p>10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1">
                <text:p>10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4">
                <text:p>10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8">
                <text:p>1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5">
                <text:p>10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8">
                <text:p>1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91">
                <text:p>10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5">
                <text:p>10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8">
                <text:p>1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2">
                <text:p>1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05">
                <text:p>1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09">
                <text:p>1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13">
                <text:p>1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16">
                <text:p>1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20">
                <text:p>1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23">
                <text:p>1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27">
                <text:p>1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31">
                <text:p>1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34">
                <text:p>1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38">
                <text:p>1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42">
                <text:p>1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46">
                <text:p>1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50">
                <text:p>1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53">
                <text:p>1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57">
                <text:p>1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61">
                <text:p>1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65">
                <text:p>1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69">
                <text:p>1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73">
                <text:p>1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77">
                <text:p>1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81">
                <text:p>1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85">
                <text:p>1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89">
                <text:p>1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93">
                <text:p>1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97">
                <text:p>1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02">
                <text:p>1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06">
                <text:p>1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10">
                <text:p>1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14">
                <text:p>1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19">
                <text:p>1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23">
                <text:p>1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27">
                <text:p>1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32">
                <text:p>1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36">
                <text:p>1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40">
                <text:p>1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45">
                <text:p>1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49">
                <text:p>1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54">
                <text:p>1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59">
                <text:p>1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63">
                <text:p>1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68">
                <text:p>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72">
                <text:p>1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77">
                <text:p>1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82">
                <text:p>12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87">
                <text:p>1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91">
                <text:p>12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96">
                <text:p>12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01">
                <text:p>1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06">
                <text:p>13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11">
                <text:p>13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16">
                <text:p>1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21">
                <text:p>1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26">
                <text:p>1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31">
                <text:p>1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36">
                <text:p>1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42">
                <text:p>13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47">
                <text:p>1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52">
                <text:p>1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58">
                <text:p>13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63">
                <text:p>1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68">
                <text:p>1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74">
                <text:p>1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79">
                <text:p>13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85">
                <text:p>13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90">
                <text:p>1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96">
                <text:p>13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02">
                <text:p>14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07">
                <text:p>1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13">
                <text:p>1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19">
                <text:p>14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25">
                <text:p>14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31">
                <text:p>14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37">
                <text:p>14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43">
                <text:p>14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49">
                <text:p>14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55">
                <text:p>14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61">
                <text:p>14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67">
                <text:p>14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73">
                <text:p>14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80">
                <text:p>14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86">
                <text:p>14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92">
                <text:p>14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99">
                <text:p>1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06">
                <text:p>15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12">
                <text:p>15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19">
                <text:p>15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25">
                <text:p>15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32">
                <text:p>15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39">
                <text:p>15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46">
                <text:p>15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53">
                <text:p>15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60">
                <text:p>15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67">
                <text:p>15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74">
                <text:p>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81">
                <text:p>15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89">
                <text:p>15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96">
                <text:p>1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03">
                <text:p>16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11">
                <text:p>16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18">
                <text:p>16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26">
                <text:p>1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34">
                <text:p>16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41">
                <text:p>16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49">
                <text:p>16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57">
                <text:p>16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65">
                <text:p>16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73">
                <text:p>16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81">
                <text:p>16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90">
                <text:p>16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98">
                <text:p>1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06">
                <text:p>1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15">
                <text:p>17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23">
                <text:p>17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32">
                <text:p>17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41">
                <text:p>17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50">
                <text:p>17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59">
                <text:p>17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68">
                <text:p>17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77">
                <text:p>17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86">
                <text:p>17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95">
                <text:p>17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04">
                <text:p>1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14">
                <text:p>18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24">
                <text:p>18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833">
                <text:p>18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843">
                <text:p>1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53">
                <text:p>1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63">
                <text:p>18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73">
                <text:p>18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83">
                <text:p>18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94">
                <text:p>18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04">
                <text:p>19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15">
                <text:p>19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25">
                <text:p>19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36">
                <text:p>19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47">
                <text:p>19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58">
                <text:p>19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69">
                <text:p>19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80">
                <text:p>19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92">
                <text:p>19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03">
                <text:p>20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15">
                <text:p>20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27">
                <text:p>20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39">
                <text:p>20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51">
                <text:p>20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63">
                <text:p>20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76">
                <text:p>20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88">
                <text:p>20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01">
                <text:p>21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14">
                <text:p>21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27">
                <text:p>21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40">
                <text:p>2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53">
                <text:p>21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67">
                <text:p>21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81">
                <text:p>21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194">
                <text:p>2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208">
                <text:p>22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223">
                <text:p>22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37">
                <text:p>22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252">
                <text:p>22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66">
                <text:p>22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281">
                <text:p>2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297">
                <text:p>22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12">
                <text:p>23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27">
                <text:p>23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43">
                <text:p>2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59">
                <text:p>23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76">
                <text:p>23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92">
                <text:p>23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409">
                <text:p>24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426">
                <text:p>24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43">
                <text:p>24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60">
                <text:p>24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78">
                <text:p>24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96">
                <text:p>24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14">
                <text:p>25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532">
                <text:p>25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551">
                <text:p>25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570">
                <text:p>25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89">
                <text:p>25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609">
                <text:p>26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629">
                <text:p>26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649">
                <text:p>26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669">
                <text:p>26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90">
                <text:p>26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711">
                <text:p>27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733">
                <text:p>27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754">
                <text:p>27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777">
                <text:p>27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799">
                <text:p>27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822">
                <text:p>28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845">
                <text:p>28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869">
                <text:p>28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893">
                <text:p>28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17">
                <text:p>29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42">
                <text:p>29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67">
                <text:p>29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93">
                <text:p>29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019">
                <text:p>30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046">
                <text:p>30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073">
                <text:p>30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101">
                <text:p>31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129">
                <text:p>31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157">
                <text:p>3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186">
                <text:p>3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216">
                <text:p>32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246">
                <text:p>32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277">
                <text:p>32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309">
                <text:p>33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341">
                <text:p>33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373">
                <text:p>33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406">
                <text:p>34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440">
                <text:p>34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475">
                <text:p>34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510">
                <text:p>35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546">
                <text:p>35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583">
                <text:p>35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621">
                <text:p>36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659">
                <text:p>36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698">
                <text:p>36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738">
                <text:p>37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779">
                <text:p>37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21">
                <text:p>38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64">
                <text:p>38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907">
                <text:p>39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952">
                <text:p>39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998">
                <text:p>39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045">
                <text:p>40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093">
                <text:p>40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142">
                <text:p>41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192">
                <text:p>41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243">
                <text:p>42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296">
                <text:p>42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350">
                <text:p>43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406">
                <text:p>44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463">
                <text:p>44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521">
                <text:p>45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581">
                <text:p>45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643">
                <text:p>46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706">
                <text:p>47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771">
                <text:p>47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838">
                <text:p>48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906">
                <text:p>49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977">
                <text:p>49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050">
                <text:p>50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125">
                <text:p>51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202">
                <text:p>52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282">
                <text:p>52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364">
                <text:p>53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448">
                <text:p>54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535">
                <text:p>55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626">
                <text:p>56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719">
                <text:p>57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815">
                <text:p>58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915">
                <text:p>59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018">
                <text:p>6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124">
                <text:p>61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235">
                <text:p>6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349">
                <text:p>63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468">
                <text:p>646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592">
                <text:p>659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720">
                <text:p>67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853">
                <text:p>68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992">
                <text:p>699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137">
                <text:p>713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287">
                <text:p>728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444">
                <text:p>744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608">
                <text:p>760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779">
                <text:p>777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959">
                <text:p>79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46">
                <text:p>81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43">
                <text:p>83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550">
                <text:p>85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767">
                <text:p>876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995">
                <text:p>899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235">
                <text:p>92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489">
                <text:p>948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757">
                <text:p>9757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